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5E0000005EABCB741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Reference Sans Serif" svg:font-family="'MS Reference Sans Serif'"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InterfaceDesign" style:family="table">
      <style:table-properties style:width="6.9271in" fo:margin-left="0in" table:align="left"/>
    </style:style>
    <style:style style:name="InterfaceDesign.A" style:family="table-column">
      <style:table-column-properties style:column-width="1.7014in"/>
    </style:style>
    <style:style style:name="InterfaceDesign.B" style:family="table-column">
      <style:table-column-properties style:column-width="2.9153in"/>
    </style:style>
    <style:style style:name="InterfaceDesign.C" style:family="table-column">
      <style:table-column-properties style:column-width="2.3104in"/>
    </style:style>
    <style:style style:name="InterfaceDesign.A1" style:family="table-cell">
      <style:table-cell-properties fo:padding="0.0382in" fo:border-left="0.05pt solid #000000" fo:border-right="none" fo:border-top="0.05pt solid #000000" fo:border-bottom="0.05pt solid #000000"/>
    </style:style>
    <style:style style:name="InterfaceDesign.C1" style:family="table-cell">
      <style:table-cell-properties fo:padding="0.0382in" fo:border="0.05pt solid #000000"/>
    </style:style>
    <style:style style:name="InterfaceDesign.A2" style:family="table-cell">
      <style:table-cell-properties fo:padding="0.0382in" fo:border-left="0.05pt solid #000000" fo:border-right="none" fo:border-top="none" fo:border-bottom="0.05pt solid #000000"/>
    </style:style>
    <style:style style:name="InterfaceDesign.C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0056in"/>
    </style:style>
    <style:style style:name="Table1.B" style:family="table-column">
      <style:table-column-properties style:column-width="4.921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097in" table:align="left"/>
    </style:style>
    <style:style style:name="Table2.A" style:family="table-column">
      <style:table-column-properties style:column-width="2.0056in"/>
    </style:style>
    <style:style style:name="Table2.B" style:family="table-column">
      <style:table-column-properties style:column-width="4.904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097in" table:align="left"/>
    </style:style>
    <style:style style:name="Table3.A" style:family="table-column">
      <style:table-column-properties style:column-width="2.0056in"/>
    </style:style>
    <style:style style:name="Table3.B" style:family="table-column">
      <style:table-column-properties style:column-width="4.9042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B10" style:family="table-cell">
      <style:table-cell-properties style:vertical-align="" fo:padding="0.0382in" fo:border-left="0.05pt solid #000000" fo:border-right="0.05pt solid #000000" fo:border-top="none" fo:border-bottom="0.05pt solid #000000"/>
    </style:style>
    <style:style style:name="Table4" style:family="table">
      <style:table-properties style:width="6.9097in" table:align="left"/>
    </style:style>
    <style:style style:name="Table4.A" style:family="table-column">
      <style:table-column-properties style:column-width="2.0056in"/>
    </style:style>
    <style:style style:name="Table4.B" style:family="table-column">
      <style:table-column-properties style:column-width="4.9042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B10" style:family="table-cell">
      <style:table-cell-properties style:vertical-align=""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7014in"/>
    </style:style>
    <style:style style:name="Table5.B" style:family="table-column">
      <style:table-column-properties style:column-width="2.9153in"/>
    </style:style>
    <style:style style:name="Table5.C" style:family="table-column">
      <style:table-column-properties style:column-width="2.310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2.0056in"/>
    </style:style>
    <style:style style:name="Table6.B" style:family="table-column">
      <style:table-column-properties style:column-width="4.9215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097in" table:align="left"/>
    </style:style>
    <style:style style:name="Table7.A" style:family="table-column">
      <style:table-column-properties style:column-width="2.0056in"/>
    </style:style>
    <style:style style:name="Table7.B" style:family="table-column">
      <style:table-column-properties style:column-width="4.9042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097in" table:align="left"/>
    </style:style>
    <style:style style:name="Table8.A" style:family="table-column">
      <style:table-column-properties style:column-width="2.0056in"/>
    </style:style>
    <style:style style:name="Table8.B" style:family="table-column">
      <style:table-column-properties style:column-width="4.9042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B10" style:family="table-cell">
      <style:table-cell-properties style:vertical-align="" fo:padding="0.0382in" fo:border-left="0.05pt solid #000000" fo:border-right="0.05pt solid #000000" fo:border-top="none" fo:border-bottom="0.05pt solid #000000"/>
    </style:style>
    <style:style style:name="Table9" style:family="table">
      <style:table-properties style:width="6.9097in" table:align="left"/>
    </style:style>
    <style:style style:name="Table9.A" style:family="table-column">
      <style:table-column-properties style:column-width="2.0056in"/>
    </style:style>
    <style:style style:name="Table9.B" style:family="table-column">
      <style:table-column-properties style:column-width="4.9042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B10" style:family="table-cell">
      <style:table-cell-properties style:vertical-align="" fo:padding="0.0382in" fo:border-left="0.05pt solid #000000" fo:border-right="0.05pt solid #000000" fo:border-top="none" fo:border-bottom="0.05pt solid #000000"/>
    </style:style>
    <style:style style:name="P1" style:family="paragraph" style:parent-style-name="Standard">
      <style:text-properties style:font-name="Arial"/>
    </style:style>
    <style:style style:name="P2" style:family="paragraph" style:parent-style-name="Standard">
      <style:paragraph-properties fo:line-height="150%" fo:text-align="center" style:justify-single-word="false"/>
      <style:text-properties style:font-name="Arial" fo:font-size="40pt" style:font-size-asian="40pt" style:font-size-complex="40pt"/>
    </style:style>
    <style:style style:name="P3" style:family="paragraph" style:parent-style-name="Standard">
      <style:paragraph-properties fo:line-height="150%" fo:text-align="center" style:justify-single-word="false"/>
      <style:text-properties style:font-name="Arial" fo:font-size="12pt" style:font-size-asian="12pt" style:font-size-complex="12pt"/>
    </style:style>
    <style:style style:name="P4" style:family="paragraph" style:parent-style-name="Standard">
      <style:text-properties style:font-name="Arial" fo:font-size="12pt" fo:font-weight="normal" style:font-size-asian="10.5pt" style:font-weight-asian="normal" style:font-size-complex="12pt" style:font-weight-complex="normal"/>
    </style:style>
    <style:style style:name="P5" style:family="paragraph" style:parent-style-name="Standard">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Arial" fo:font-size="14pt" fo:font-weight="bold" style:font-size-asian="12.25pt" style:font-weight-asian="bold" style:font-size-complex="14pt" style:font-weight-complex="bold"/>
    </style:style>
    <style:style style:name="P8" style:family="paragraph" style:parent-style-name="Standard">
      <style:text-properties style:font-name="Arial"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Standard">
      <style:text-properties style:font-name="Arial" fo:font-size="14pt" fo:font-style="normal" fo:font-weight="bold" style:font-size-asian="12.25pt" style:font-style-asian="normal" style:font-weight-asian="bold" style:font-size-complex="14pt" style:font-style-complex="normal" style:font-weight-complex="bold"/>
    </style:style>
    <style:style style:name="P10" style:family="paragraph" style:parent-style-name="Standard">
      <style:text-properties style:font-name="Arial" fo:font-size="14pt" fo:font-style="normal" fo:font-weight="normal" style:font-size-asian="12.25pt" style:font-style-asian="normal" style:font-weight-asian="normal" style:font-size-complex="14pt" style:font-style-complex="normal" style:font-weight-complex="normal"/>
    </style:style>
    <style:style style:name="P11" style:family="paragraph" style:parent-style-name="Standard">
      <style:text-properties style:font-name="MS Reference Sans Serif" fo:font-size="9pt" fo:font-style="normal" fo:font-weight="normal" style:font-size-asian="9pt" style:font-style-asian="normal" style:font-weight-asian="normal" style:font-size-complex="9pt" style:font-style-complex="normal" style:font-weight-complex="normal"/>
    </style:style>
    <style:style style:name="P12"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3" style:family="paragraph" style:parent-style-name="Standard">
      <style:paragraph-properties fo:break-before="page"/>
      <style:text-properties style:font-name="Arial" fo:font-size="12pt" fo:font-weight="normal" style:font-size-asian="10.5pt" style:font-weight-asian="normal" style:font-size-complex="12pt" style:font-weight-complex="normal"/>
    </style:style>
    <style:style style:name="P14" style:family="paragraph" style:parent-style-name="Standard">
      <style:paragraph-properties fo:break-before="pag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break-before="page"/>
      <style:text-properties style:font-name="Arial" fo:font-size="12pt" style:font-size-asian="10.5pt" style:font-size-complex="12pt"/>
    </style:style>
    <style:style style:name="P16" style:family="paragraph" style:parent-style-name="Standard">
      <style:paragraph-properties fo:break-before="page"/>
      <style:text-properties style:font-name="Arial"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fo:break-before="page"/>
      <style:text-properties style:font-name="Arial"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break-before="page"/>
      <style:text-properties style:font-name="Arial" fo:font-size="14pt" fo:font-style="normal" fo:font-weight="bold" style:font-size-asian="12.25pt" style:font-style-asian="normal" style:font-weight-asian="bold" style:font-size-complex="14pt" style:font-style-complex="normal" style:font-weight-complex="bold"/>
    </style:style>
    <style:style style:name="P19" style:family="paragraph" style:parent-style-name="Standard">
      <style:paragraph-properties fo:break-before="page"/>
      <style:text-properties style:font-name="MS Reference Sans Serif" fo:font-size="9pt" fo:font-style="normal" fo:font-weight="normal" style:font-size-asian="9pt" style:font-style-asian="normal" style:font-weight-asian="normal" style:font-size-complex="9pt" style:font-style-complex="normal" style:font-weight-complex="normal"/>
    </style:style>
    <style:style style:name="P20" style:family="paragraph" style:parent-style-name="Contents_20_1">
      <style:paragraph-properties fo:break-before="page"/>
      <style:text-properties style:font-name="Arial" fo:font-size="14pt" fo:font-weight="bold" style:font-size-asian="14pt" style:font-weight-asian="bold" style:font-size-complex="14pt" style:font-weight-complex="bold"/>
    </style:style>
    <style:style style:name="P21" style:family="paragraph" style:parent-style-name="Contents_20_2">
      <style:text-properties style:font-name="Arial"/>
    </style:style>
    <style:style style:name="P22" style:family="paragraph" style:parent-style-name="Contents_20_1">
      <style:text-properties style:font-name="Arial"/>
    </style:style>
    <style:style style:name="P23" style:family="paragraph" style:parent-style-name="Contents_20_3">
      <style:text-properties style:font-name="Arial"/>
    </style:style>
    <style:style style:name="P24" style:family="paragraph" style:parent-style-name="Table_20_Contents">
      <style:text-properties style:font-name="Arial" fo:font-size="12pt" style:font-size-asian="10.5pt" style:font-size-complex="12pt"/>
    </style:style>
    <style:style style:name="P25" style:family="paragraph" style:parent-style-name="Table_20_Contents">
      <style:text-properties style:font-name="Arial" fo:font-size="12pt" fo:font-weight="bold" style:font-size-asian="10.5pt" style:font-weight-asian="bold" style:font-size-complex="12pt" style:font-weight-complex="bold"/>
    </style:style>
    <style:style style:name="P26" style:family="paragraph" style:parent-style-name="Table_20_Contents">
      <style:text-properties style:font-name="Arial" fo:font-size="12pt" fo:font-weight="bold" style:font-size-asian="10.5pt" style:font-weight-asian="bold" style:font-size-complex="12pt" style:font-weight-complex="bold"/>
    </style:style>
    <style:style style:name="P27" style:family="paragraph" style:parent-style-name="Table_20_Contents">
      <style:text-properties style:font-name="Arial" fo:font-size="12pt" style:font-size-asian="10.5pt" style:font-size-complex="12pt"/>
    </style:style>
    <style:style style:name="P28"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30" style:family="paragraph" style:parent-style-name="Standard">
      <style:text-properties style:font-name="Arial" fo:font-size="12pt" fo:font-weight="normal" style:font-size-asian="10.5pt" style:font-weight-asian="normal" style:font-size-complex="12pt" style:font-weight-complex="normal"/>
    </style:style>
    <style:style style:name="P31" style:family="paragraph" style:parent-style-name="Standard">
      <style:text-properties style:font-name="Arial" fo:font-size="14pt" fo:font-weight="bold" style:font-size-asian="12.25pt" style:font-weight-asian="bold" style:font-size-complex="14pt" style:font-weight-complex="bold"/>
    </style:style>
    <style:style style:name="P32" style:family="paragraph" style:parent-style-name="Standard">
      <style:text-properties style:font-name="Arial" fo:font-size="14pt" fo:font-style="normal" fo:font-weight="bold" style:font-size-asian="14pt" style:font-style-asian="normal" style:font-weight-asian="bold" style:font-size-complex="14pt" style:font-style-complex="normal" style:font-weight-complex="bold"/>
    </style:style>
    <style:style style:name="P33" style:family="paragraph" style:parent-style-name="Standard">
      <style:text-properties style:font-name="Arial" fo:font-size="14pt" fo:font-style="normal" fo:font-weight="normal" style:font-size-asian="12.25pt" style:font-style-asian="normal" style:font-weight-asian="normal" style:font-size-complex="14pt" style:font-style-complex="normal" style:font-weight-complex="normal"/>
    </style:style>
    <style:style style:name="P34" style:family="paragraph" style:parent-style-name="Standard">
      <style:text-properties style:font-name="MS Reference Sans Serif" fo:font-size="9pt" fo:font-style="normal" fo:font-weight="normal" style:font-size-asian="9pt" style:font-style-asian="normal" style:font-weight-asian="normal" style:font-size-complex="9pt" style:font-style-complex="normal" style:font-weight-complex="normal"/>
    </style:style>
    <style:style style:name="P35" style:family="paragraph" style:parent-style-name="Standard">
      <style:paragraph-properties fo:break-before="pag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Standard">
      <style:paragraph-properties fo:break-before="page"/>
      <style:text-properties style:font-name="Arial" fo:font-size="12pt" fo:font-weight="normal" style:font-size-asian="10.5pt" style:font-weight-asian="normal" style:font-size-complex="12pt" style:font-weight-complex="normal"/>
    </style:style>
    <style:style style:name="P37" style:family="paragraph" style:parent-style-name="Standard">
      <style:paragraph-properties fo:break-before="page"/>
      <style:text-properties style:font-name="Arial" fo:font-size="12pt" style:font-size-asian="10.5pt" style:font-size-complex="12pt"/>
    </style:style>
    <style:style style:name="P38"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39" style:family="paragraph" style:parent-style-name="Standard">
      <style:paragraph-properties fo:break-before="page"/>
      <style:text-properties style:font-name="Arial" fo:font-size="14pt" fo:font-style="normal"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text-align="start" style:justify-single-word="false" fo:break-before="page"/>
      <style:text-properties style:font-name="Arial" fo:font-size="14pt" fo:font-style="normal"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break-before="page"/>
      <style:text-properties style:font-name="Arial" fo:font-size="14pt" fo:font-style="normal" fo:font-weight="bold" style:font-size-asian="12.25pt" style:font-style-asian="normal" style:font-weight-asian="bold" style:font-size-complex="14pt" style:font-style-complex="normal" style:font-weight-complex="bold"/>
    </style:style>
    <style:style style:name="P42" style:family="paragraph" style:parent-style-name="Standard">
      <style:paragraph-properties fo:break-before="page"/>
      <style:text-properties style:font-name="MS Reference Sans Serif" fo:font-size="9pt" fo:font-style="normal" fo:font-weight="normal" style:font-size-asian="9pt" style:font-style-asian="normal" style:font-weight-asian="normal" style:font-size-complex="9pt" style:font-style-complex="normal" style:font-weight-complex="normal"/>
    </style:style>
    <style:style style:name="P43" style:family="paragraph">
      <style:paragraph-properties fo:text-align="center"/>
    </style:style>
    <style:style style:name="P44" style:family="paragraph">
      <style:paragraph-properties fo:text-align="start"/>
    </style:style>
    <style:style style:name="P45" style:family="paragraph">
      <style:paragraph-properties fo:text-align="center"/>
      <style:text-properties style:font-name="Arial"/>
    </style:style>
    <style:style style:name="P46" style:family="paragraph">
      <style:paragraph-properties fo:text-align="center"/>
      <style:text-properties style:font-name="Arial" fo:font-size="10pt" style:font-size-asian="10pt" style:font-size-complex="10pt"/>
    </style:style>
    <style:style style:name="P47" style:family="paragraph">
      <style:paragraph-properties fo:text-align="center"/>
      <style:text-properties fo:font-weight="bold" style:font-weight-asian="bold" style:font-weight-complex="bold"/>
    </style:style>
    <style:style style:name="P48" style:family="paragraph">
      <style:paragraph-properties fo:text-align="center"/>
      <style:text-properties style:font-name="Arial" fo:font-size="10.5pt" style:font-size-asian="10.5pt" style:font-size-complex="10.5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style:font-name="Arial" fo:font-weight="bold" style:font-weight-asian="bold" style:font-weight-complex="bold"/>
    </style:style>
    <style:style style:name="T3" style:family="text">
      <style:text-properties style:font-name="Arial" fo:font-size="10pt" style:font-size-asian="10pt" style:font-size-complex="10pt"/>
    </style:style>
    <style:style style:name="T4" style:family="text">
      <style:text-properties style:font-name="Arial" fo:font-size="10pt" fo:font-weight="normal" style:font-size-asian="10pt" style:font-weight-asian="normal" style:font-size-complex="10pt" style:font-weight-complex="normal"/>
    </style:style>
    <style:style style:name="T5" style:family="text">
      <style:text-properties style:font-name="Arial" fo:font-size="12pt" fo:font-weight="bold" style:font-size-asian="12pt" style:font-weight-asian="bold" style:font-size-complex="12pt" style:font-weight-complex="bold"/>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style:font-name="Arial" fo:font-size="12pt" fo:font-weight="normal" style:font-size-asian="12pt" style:font-weight-asian="normal" style:font-size-complex="12pt"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2pt" fo:font-weight="bold" style:font-size-asian="12pt" style:font-weight-asian="bold" style:font-size-complex="12pt" style:font-weight-complex="bold"/>
    </style:style>
    <style:style style:name="T12" style:family="text">
      <style:text-properties style:font-name="Arial" fo:font-size="10.5pt" fo:font-weight="bold" style:font-size-asian="10.5pt" style:font-weight-asian="bold" style:font-size-complex="10.5pt" style:font-weight-complex="bold"/>
    </style:style>
    <style:style style:name="T13" style:family="text">
      <style:text-properties style:font-name="Arial" fo:font-size="10.5pt" style:font-size-asian="10.5pt" style:font-size-complex="10.5pt"/>
    </style:style>
    <style:style style:name="T14" style:family="text">
      <style:text-properties style:font-name="Arial" fo:font-size="10.5pt" fo:font-weight="normal" style:font-size-asian="10.5pt" style:font-weight-asian="normal" style:font-size-complex="10.5pt" style:font-weight-complex="normal"/>
    </style:style>
    <style:style style:name="T15" style:family="text">
      <style:text-properties fo:font-size="10pt" style:font-size-asian="10pt" style:font-size-complex="10pt"/>
    </style:style>
    <style:style style:name="gr1" style:family="graphic">
      <style:graphic-properties draw:fill="solid" draw:fill-color="#ffd320" draw:fill-gradient-name="Gradient_20_1" draw:fill-image-name="Linen"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83caff"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8080"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aecf00"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950e"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00ff"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c0c0c0"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008080"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808000"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ffff00"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vertical-pos="from-top" style:vertical-rel="paragraph" style:horizontal-pos="from-left" style:horizontal-rel="paragraph" draw:wrap-influence-on-position="once-concurrent" style:flow-with-text="false"/>
    </style:style>
    <style:style style:name="gr14" style:family="graphic">
      <style:graphic-properties draw:fill="solid" draw:fill-color="#ffffcc" draw:textarea-horizontal-align="justify" draw:textarea-vertical-align="middle" draw:auto-grow-height="false" style:run-through="foreground"/>
    </style:style>
    <style:style style:name="gr15" style:family="graphic">
      <style:graphic-properties draw:textarea-horizontal-align="center" draw:textarea-vertical-align="middle" style:run-through="foreground"/>
    </style:style>
    <style:style style:name="gr16" style:family="graphic">
      <style:graphic-properties draw:textarea-horizontal-align="center" draw:textarea-vertical-align="middle" draw:fit-to-contour="true" style:run-through="foreground"/>
    </style:style>
    <style:style style:name="gr17" style:family="graphic">
      <style:graphic-properties draw:fill="solid" draw:fill-color="#00dcff" draw:textarea-horizontal-align="justify" draw:textarea-vertical-align="middle" draw:auto-grow-height="false" style:run-through="foreground"/>
    </style:style>
    <style:style style:name="gr18" style:family="graphic">
      <style:graphic-properties draw:fill="solid" draw:fill-color="#ff950e" draw:textarea-horizontal-align="justify" draw:textarea-vertical-align="middle" draw:auto-grow-height="false" style:run-through="foreground"/>
    </style:style>
    <style:style style:name="gr19" style:family="graphic">
      <style:graphic-properties draw:fill="solid" draw:fill-color="#ffff99" draw:textarea-horizontal-align="justify" draw:textarea-vertical-align="middle" draw:auto-grow-height="false" style:run-through="foreground"/>
    </style:style>
    <style:style style:name="gr20" style:family="graphic">
      <style:graphic-properties svg:stroke-width="0.0402in" svg:stroke-color="#ff00ff" draw:fill="solid" draw:fill-color="#ff00ff" draw:textarea-horizontal-align="center" draw:textarea-vertical-align="middle" fo:padding-top="0.0201in" fo:padding-bottom="0.0201in" fo:padding-left="0.0201in" fo:padding-right="0.0201in" style:run-through="foreground"/>
    </style:style>
    <style:style style:name="gr21" style:family="graphic">
      <style:graphic-properties draw:fill="solid" draw:fill-color="#c5000b" draw:textarea-horizontal-align="justify" draw:textarea-vertical-align="middle" draw:auto-grow-height="false" fo:padding-top="0.1in" fo:padding-bottom="0.1in" fo:padding-left="0.1in" fo:padding-right="0.1in" style:run-through="foreground"/>
    </style:style>
    <style:style style:name="gr22" style:family="graphic">
      <style:graphic-properties draw:fill="solid" draw:fill-color="#aecf00" draw:textarea-horizontal-align="justify" draw:textarea-vertical-align="middle" draw:auto-grow-height="false" style:run-through="foreground"/>
    </style:style>
    <style:style style:name="gr23" style:family="graphic">
      <style:graphic-properties draw:fill="solid" draw:fill-color="#0084d1" draw:textarea-horizontal-align="justify" draw:textarea-vertical-align="middle" draw:auto-grow-height="false" style:run-through="foreground"/>
    </style:style>
    <style:style style:name="gr24" style:family="graphic">
      <style:graphic-properties draw:fill="solid" draw:fill-color="#0084d1" draw:textarea-horizontal-align="center" draw:textarea-vertical-align="middle" style:run-through="foreground"/>
    </style:style>
    <style:style style:name="gr25" style:family="graphic">
      <style:graphic-properties draw:fill="solid" draw:fill-color="#23ff23" draw:textarea-horizontal-align="justify" draw:textarea-vertical-align="middle" draw:auto-grow-height="false" style:run-through="foreground"/>
    </style:style>
    <style:style style:name="gr26" style:family="graphic">
      <style:graphic-properties draw:fill="solid" draw:fill-color="#ffff66" draw:textarea-horizontal-align="justify" draw:textarea-vertical-align="middle" draw:auto-grow-height="false" style:run-through="foreground"/>
    </style:style>
    <style:style style:name="gr27" style:family="graphic">
      <style:graphic-properties draw:fill="solid" draw:fill-color="#9999ff" draw:textarea-horizontal-align="center" draw:textarea-vertical-align="middle" style:run-through="foreground"/>
    </style:style>
    <style:style style:name="gr28" style:family="graphic">
      <style:graphic-properties draw:stroke="none" svg:stroke-color="#000000" draw:fill="none" draw:fill-color="#ffffff" fo:min-height="0.486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lt;^&gt; TRIFORCE &lt;^&gt;</text:p>
      <text:p text:style-name="P3"/>
      <text:p text:style-name="P3">A Tetris Attack Clone</text:p>
      <text:p text:style-name="P3">by Gabe Pike</text:p>
      <text:p text:style-name="P3">Other Team Member: Brandon Hinesley</text:p>
      <text:p text:style-name="P3"/>
      <text:p text:style-name="P3"/>
      <text:p text:style-name="P3"/>
      <text:p text:style-name="P20">Table of Contents</text:p>
      <text:p text:style-name="P22"/>
      <text:p text:style-name="P22">Section 3: Design Workflow<text:tab/>3</text:p>
      <text:p text:style-name="P21">3.1 Design Workflow<text:tab/>3</text:p>
      <text:p text:style-name="P23">3.1.1 Component Design<text:tab/>3</text:p>
      <text:p text:style-name="P23">3.1.2 Interface Design<text:tab/>9</text:p>
      <text:p text:style-name="P23">3.1.3 Architectural Design<text:tab/>10</text:p>
      <text:p text:style-name="P23">3.1.4 Detailed Class Design<text:tab/>12</text:p>
      <text:p text:style-name="P21">3.2 Walkthrough<text:tab/>18</text:p>
      <text:p text:style-name="P21">3.3 Revised Design after Walkthrough<text:tab/>19</text:p>
      <text:p text:style-name="P1"/>
      <text:p text:style-name="P12">3.1 Design Workflow</text:p>
      <text:p text:style-name="P7"/>
      <text:p text:style-name="P7">3.1.1 Component Design</text:p>
      <text:p text:style-name="P7"/>
      <text:p text:style-name="P4">CRC Cards:</text:p>
      <text:p text:style-name="P4"><draw:custom-shape text:anchor-type="paragraph" draw:z-index="5" draw:style-name="gr6" draw:text-style-name="P46" svg:width="6.8898in" svg:height="2.3433in" svg:x="0.0071in" svg:y="4.2791in"><text:p text:style-name="P43"><text:span text:style-name="T5">Class: </text:span><text:span text:style-name="T7">Input</text:span></text:p><text:p text:style-name="P43"><text:span text:style-name="T3"/></text:p><text:p text:style-name="P43"><text:span text:style-name="T5">Responsibility:</text:span></text:p><text:p><text:span text:style-name="T4">Be the middle-man between supported input devices and the class that handles actions</text:span></text:p><text:p><text:span text:style-name="T4">Provide an interface for all classes to register actions based on input received and current state</text:span></text:p><text:p><text:span text:style-name="T4"/></text:p><text:p text:style-name="P43"><text:span text:style-name="T5">Collaboration:</text:span></text:p><text:p><text:span text:style-name="T4">Triforce</text:span></text:p><text:p><text:span text:style-name="T4">GamePlay</text:span></text:p><text:p><text:span text:style-name="T4">Menu</text:span></text:p><text:p><text:span text:style-name="T4">Grid</text:span></text:p><text:p><text:span text:style-name="T4">Cursor</text:span></text:p><draw:enhanced-geometry svg:viewBox="0 0 21600 21600" draw:type="rectangle" draw:enhanced-path="M 0 0 L 21600 0 21600 21600 0 21600 0 0 Z N"/></draw:custom-shape><draw:custom-shape text:anchor-type="paragraph" draw:z-index="0" draw:style-name="gr1" draw:text-style-name="P45" svg:width="6.8232in" svg:height="2.3016in" svg:x="0.0291in" svg:y="0.5925in"><text:p text:style-name="P43"><text:span text:style-name="T2">Class: </text:span><text:span text:style-name="T3">Triforce</text:span></text:p><text:p text:style-name="P43"><text:span text:style-name="T3"/></text:p><text:p text:style-name="P43"><text:span text:style-name="T2">Responsibility:</text:span></text:p><text:p text:style-name="P44"><text:span text:style-name="T4">Load the main menu</text:span></text:p><text:p text:style-name="P44"><text:span text:style-name="T4">Load the configuration file</text:span></text:p><text:p text:style-name="P44"><text:span text:style-name="T4">Pass control of the program based on the current state</text:span></text:p><text:p text:style-name="P44"><text:span text:style-name="T4">Set up input handlers</text:span></text:p><text:p text:style-name="P44"><text:span text:style-name="T4"/></text:p><text:p text:style-name="P43"><text:span text:style-name="T5">Collaboration</text:span><text:span text:style-name="T6">:</text:span></text:p><text:p text:style-name="P44"><text:span text:style-name="T4">Menu</text:span></text:p><text:p text:style-name="P44"><text:span text:style-name="T4">GamePlay</text:span></text:p><text:p text:style-name="P44"><text:span text:style-name="T4">Input</text:span></text:p><draw:enhanced-geometry svg:viewBox="0 0 21600 21600" draw:type="rectangle" draw:enhanced-path="M 0 0 L 21600 0 21600 21600 0 21600 0 0 Z N"/></draw:custom-shape></text:p>
      <text:p text:style-name="P13"><draw:custom-shape text:anchor-type="paragraph" draw:z-index="2" draw:style-name="gr3" draw:text-style-name="P47" svg:width="6.8386in" svg:height="2.2815in" svg:x="0.0138in" svg:y="1.0547in"><text:p text:style-name="P43"><text:span text:style-name="T8">Class: </text:span><text:span text:style-name="T9">Menu</text:span></text:p><text:p text:style-name="P43"><text:span text:style-name="T9"/></text:p><text:p text:style-name="P43"><text:span text:style-name="T8">Responsibility:</text:span></text:p><text:p text:style-name="P44"><text:span text:style-name="T10">Display menu buttons</text:span></text:p><text:p text:style-name="P44"><text:span text:style-name="T10">Handle input</text:span></text:p><text:p text:style-name="P44"><text:span text:style-name="T10">Set settings</text:span></text:p><text:p text:style-name="P44"><text:span text:style-name="T10"/></text:p><text:p text:style-name="P43"><text:span text:style-name="T11">Collaboration:</text:span></text:p><text:p text:style-name="P44"><text:span text:style-name="T10">Button</text:span></text:p><text:p text:style-name="P44"><text:span text:style-name="T10">Input</text:span></text:p><text:p text:style-name="P44"><text:span text:style-name="T10">Triforce</text:span></text:p><draw:enhanced-geometry svg:viewBox="0 0 21600 21600" draw:type="rectangle" draw:enhanced-path="M 0 0 L 21600 0 21600 21600 0 21600 0 0 Z N"/></draw:custom-shape><draw:custom-shape text:anchor-type="paragraph" draw:z-index="1" draw:style-name="gr2" draw:text-style-name="P46" svg:width="6.8378in" svg:height="3.3205in" svg:x="0.0217in" svg:y="4.8035in"><text:p text:style-name="P43"><text:span text:style-name="T5">Class: </text:span><text:span text:style-name="T7">GamePlay</text:span></text:p><text:p text:style-name="P43"><text:span text:style-name="T3"/></text:p><text:p text:style-name="P43"><text:span text:style-name="T5">Responsibility:</text:span></text:p><text:p><text:span text:style-name="T4">Initialize the game</text:span></text:p><text:p><text:span text:style-name="T4">Handle input that affects GamePlay (such as pausing)</text:span></text:p><text:p><text:span text:style-name="T4">Load objects that will be displayed during the game</text:span></text:p><text:p><text:span text:style-name="T4"/></text:p><text:p text:style-name="P43"><text:span text:style-name="T5">Collaboration:</text:span></text:p><text:p><text:span text:style-name="T4">Cursor</text:span></text:p><text:p><text:span text:style-name="T4">Block</text:span></text:p><text:p><text:span text:style-name="T4">Combo</text:span></text:p><text:p><text:span text:style-name="T4">Fall</text:span></text:p><text:p><text:span text:style-name="T4">Bonus</text:span></text:p><text:p><text:span text:style-name="T4">Input</text:span></text:p><draw:enhanced-geometry svg:viewBox="0 0 21600 21600" draw:type="rectangle" draw:enhanced-path="M 0 0 L 21600 0 21600 21600 0 21600 0 0 Z N"/></draw:custom-shape></text:p>
      <text:p text:style-name="P13"><draw:custom-shape text:anchor-type="paragraph" draw:z-index="4" draw:style-name="gr5" draw:text-style-name="P46" svg:width="6.874in" svg:height="3.3205in" svg:x="0.0075in" svg:y="4.9047in"><text:p text:style-name="P43"><text:span text:style-name="T6">Class: </text:span><text:span text:style-name="T4">Cursor</text:span></text:p><text:p text:style-name="P43"><text:span text:style-name="T3"/></text:p><text:p text:style-name="P43"><text:span text:style-name="T6">Responsibility:</text:span></text:p><text:p><text:span text:style-name="T4">Display itself</text:span></text:p><text:p><text:span text:style-name="T4">Provide methods to move the cursor</text:span></text:p><text:p><text:span text:style-name="T4">Keep track of position</text:span></text:p><text:p><text:span text:style-name="T4"/></text:p><text:p><text:span text:style-name="T4"/></text:p><text:p text:style-name="P43"><text:span text:style-name="T6">Collaboration:</text:span></text:p><text:p><text:span text:style-name="T4">Input</text:span></text:p><text:p><text:span text:style-name="T4">Grid</text:span></text:p><draw:enhanced-geometry svg:viewBox="0 0 21600 21600" draw:type="rectangle" draw:enhanced-path="M 0 0 L 21600 0 21600 21600 0 21600 0 0 Z N"/></draw:custom-shape><draw:custom-shape text:anchor-type="paragraph" draw:z-index="3" draw:style-name="gr4" draw:text-style-name="P48" svg:width="6.8823in" svg:height="3.6217in" svg:x="0.022in" svg:y="0.5209in"><text:p text:style-name="P43"><text:span text:style-name="T12">Class: </text:span><text:span text:style-name="T13">Grid</text:span></text:p><text:p text:style-name="P43"><text:span text:style-name="T13"/></text:p><text:p text:style-name="P43"><text:span text:style-name="T12">Responsibility:</text:span></text:p><text:p><text:span text:style-name="T14">Provide an interface to GamePlay for control the cursor</text:span></text:p><text:p><text:span text:style-name="T14">Update the Cursor's coordinates</text:span></text:p><text:p><text:span text:style-name="T14">Swap Blocks</text:span></text:p><text:p><text:span text:style-name="T14">Detect Combos</text:span></text:p><text:p><text:span text:style-name="T14">Detect Falling Events</text:span></text:p><text:p><text:span text:style-name="T14">Display Bonuses</text:span></text:p><text:p><text:span text:style-name="T14">Keep track of all events and update them for each iteration of the main loop</text:span></text:p><text:p><text:span text:style-name="T14">Call display methods for all objects that must be displayed</text:span></text:p><text:p><text:span text:style-name="T14">Calculate player's score</text:span></text:p><text:p text:style-name="P43"><text:span text:style-name="T12">Collaboration:</text:span></text:p><text:p><text:span text:style-name="T14">Cursor</text:span></text:p><text:p><text:span text:style-name="T14">Block</text:span></text:p><text:p><text:span text:style-name="T14">Combo</text:span></text:p><text:p><text:span text:style-name="T14">Fall</text:span></text:p><text:p><text:span text:style-name="T14">Bonus</text:span></text:p><text:p><text:span text:style-name="T14">Input</text:span></text:p><draw:enhanced-geometry svg:viewBox="0 0 21600 21600" draw:type="rectangle" draw:enhanced-path="M 0 0 L 21600 0 21600 21600 0 21600 0 0 Z N"/></draw:custom-shape></text:p>
      <text:p text:style-name="P13"><draw:custom-shape text:anchor-type="paragraph" draw:z-index="7" draw:style-name="gr8" draw:text-style-name="P46" svg:width="6.8815in" svg:height="3.3205in" svg:x="0.0154in" svg:y="5.5in"><text:p text:style-name="P43"><text:span text:style-name="T6">Class: </text:span><text:span text:style-name="T4">Combo</text:span></text:p><text:p text:style-name="P43"><text:span text:style-name="T3"/></text:p><text:p text:style-name="P43"><text:span text:style-name="T6">Responsibility:</text:span></text:p><text:p><text:span text:style-name="T4">Provide an interface to Grid for managing combo events</text:span></text:p><text:p><text:span text:style-name="T4">Update the state of the Combo</text:span></text:p><text:p><text:span text:style-name="T4">Update the Grid's state based on the state of the Combo</text:span></text:p><text:p><text:span text:style-name="T4">Keep track of chains</text:span></text:p><text:p><text:span text:style-name="T4">Detect fall events when the combo has elapsed</text:span></text:p><text:p><text:span text:style-name="T4"/></text:p><text:p><text:span text:style-name="T4"/></text:p><text:p text:style-name="P43"><text:span text:style-name="T6">Collaboration:</text:span></text:p><text:p><text:span text:style-name="T4">Grid</text:span></text:p><text:p><text:span text:style-name="T4">Block</text:span></text:p><text:p><text:span text:style-name="T4">Fall</text:span></text:p><draw:enhanced-geometry svg:viewBox="0 0 21600 21600" draw:type="rectangle" draw:enhanced-path="M 0 0 L 21600 0 21600 21600 0 21600 0 0 Z N"/></draw:custom-shape><draw:custom-shape text:anchor-type="paragraph" draw:z-index="6" draw:style-name="gr7" draw:text-style-name="P46" svg:width="6.8217in" svg:height="3.3205in" svg:x="0.052in" svg:y="1.05in"><text:p text:style-name="P43"><text:span text:style-name="T6">Class: </text:span><text:span text:style-name="T4">Block</text:span></text:p><text:p text:style-name="P43"><text:span text:style-name="T3"/></text:p><text:p text:style-name="P43"><text:span text:style-name="T6">Responsibility:</text:span></text:p><text:p><text:span text:style-name="T4">Display itself</text:span></text:p><text:p><text:span text:style-name="T4">Provide methods for swapping Blocks</text:span></text:p><text:p><text:span text:style-name="T4">Provide methods for falling down</text:span></text:p><text:p><text:span text:style-name="T4"/></text:p><text:p><text:span text:style-name="T4"/></text:p><text:p><text:span text:style-name="T4"/></text:p><text:p text:style-name="P43"><text:span text:style-name="T6">Collaboration:</text:span></text:p><text:p><text:span text:style-name="T4">Grid</text:span></text:p><text:p><text:span text:style-name="T4">Combo</text:span></text:p><text:p><text:span text:style-name="T4">Fall</text:span></text:p><draw:enhanced-geometry svg:viewBox="0 0 21600 21600" draw:type="rectangle" draw:enhanced-path="M 0 0 L 21600 0 21600 21600 0 21600 0 0 Z N"/></draw:custom-shape></text:p>
      <text:p text:style-name="P13"><draw:custom-shape text:anchor-type="paragraph" draw:z-index="8" draw:style-name="gr9" draw:text-style-name="P46" svg:width="6.8815in" svg:height="3.3205in" svg:x="0.0154in" svg:y="0.6862in"><text:p text:style-name="P43"><text:span text:style-name="T6">Class: </text:span><text:span text:style-name="T4">Fall</text:span></text:p><text:p text:style-name="P43"><text:span text:style-name="T3"/></text:p><text:p text:style-name="P43"><text:span text:style-name="T6">Responsibility:</text:span></text:p><text:p><text:span text:style-name="T4">Provide an interface to Grid for managing fall events</text:span></text:p><text:p><text:span text:style-name="T4">Update the state of the fall</text:span></text:p><text:p><text:span text:style-name="T4">Manage individual FallNodes, calling their update functions for every iteration of a Fall</text:span></text:p><text:p><text:span text:style-name="T4">Keep track of chains</text:span></text:p><text:p><text:span text:style-name="T4">Detect combo events when the fall has elapsed</text:span></text:p><text:p><text:span text:style-name="T4"/></text:p><text:p><text:span text:style-name="T4"/></text:p><text:p text:style-name="P43"><text:span text:style-name="T6">Collaboration:</text:span></text:p><text:p><text:span text:style-name="T4">Grid</text:span></text:p><text:p><text:span text:style-name="T4">Block</text:span></text:p><text:p><text:span text:style-name="T4">Combo</text:span></text:p><draw:enhanced-geometry svg:viewBox="0 0 21600 21600" draw:type="rectangle" draw:enhanced-path="M 0 0 L 21600 0 21600 21600 0 21600 0 0 Z N"/></draw:custom-shape><draw:custom-shape text:anchor-type="paragraph" draw:z-index="9" draw:style-name="gr10" draw:text-style-name="P46" svg:width="6.8815in" svg:height="3.3205in" svg:x="0.0075in" svg:y="5.0535in"><text:p text:style-name="P43"><text:span text:style-name="T6">Class: </text:span><text:span text:style-name="T4">FallNode</text:span></text:p><text:p text:style-name="P43"><text:span text:style-name="T3"/></text:p><text:p text:style-name="P43"><text:span text:style-name="T6">Responsibility:</text:span></text:p><text:p><text:span text:style-name="T4">Provide an interface to Fall for managing a single list column of falling blocks</text:span></text:p><text:p><text:span text:style-name="T4">Update state of FallNode</text:span></text:p><text:p><text:span text:style-name="T4">Keep track of position and number of Blocks in the fall</text:span></text:p><text:p><text:span text:style-name="T4">Cause Blocks to fall for each iteration</text:span></text:p><text:p><text:span text:style-name="T4"/></text:p><text:p><text:span text:style-name="T4"/></text:p><text:p><text:span text:style-name="T4"/></text:p><text:p text:style-name="P43"><text:span text:style-name="T6">Collaboration:</text:span></text:p><text:p><text:span text:style-name="T4">Fall</text:span></text:p><text:p><text:span text:style-name="T4">Grid</text:span></text:p><text:p><text:span text:style-name="T4">Block</text:span></text:p><draw:enhanced-geometry svg:viewBox="0 0 21600 21600" draw:type="rectangle" draw:enhanced-path="M 0 0 L 21600 0 21600 21600 0 21600 0 0 Z N"/></draw:custom-shape></text:p>
      <text:p text:style-name="P13"><draw:custom-shape text:anchor-type="paragraph" draw:z-index="10" draw:style-name="gr11" draw:text-style-name="P46" svg:width="6.8815in" svg:height="3.2303in" svg:x="0.0075in" svg:y="1.0165in"><text:p text:style-name="P43"><text:span text:style-name="T6">Class: </text:span><text:span text:style-name="T4">HUD</text:span></text:p><text:p text:style-name="P43"><text:span text:style-name="T15"/></text:p><text:p text:style-name="P43"><text:span text:style-name="T6">Responsibility:</text:span></text:p><text:p><text:span text:style-name="T4">Display the score</text:span></text:p><text:p><text:span text:style-name="T4">Keep track of and display the time</text:span></text:p><text:p><text:span text:style-name="T15"/></text:p><text:p><text:span text:style-name="T15"/></text:p><text:p><text:span text:style-name="T15"/></text:p><text:p text:style-name="P43"><text:span text:style-name="T6">Collaboration:</text:span></text:p><text:p><text:span text:style-name="T4">GamePlay</text:span></text:p><text:p><text:span text:style-name="T4">Grid</text:span></text:p><draw:enhanced-geometry svg:viewBox="0 0 21600 21600" draw:type="rectangle" draw:enhanced-path="M 0 0 L 21600 0 21600 21600 0 21600 0 0 Z N"/></draw:custom-shape><draw:custom-shape text:anchor-type="paragraph" draw:z-index="11" draw:style-name="gr12" draw:text-style-name="P46" svg:width="6.8815in" svg:height="3.2303in" svg:x="0.0075in" svg:y="5.261in"><text:p text:style-name="P43"><text:span text:style-name="T6">Class: </text:span><text:span text:style-name="T4">Button</text:span></text:p><text:p text:style-name="P43"><text:span text:style-name="T3"/></text:p><text:p text:style-name="P43"><text:span text:style-name="T6">Responsibility:</text:span></text:p><text:p><text:span text:style-name="T4">Display itself based on current state</text:span></text:p><text:p><text:span text:style-name="T4">Register and call callback functions when pressed</text:span></text:p><text:p><text:span text:style-name="T4"/></text:p><text:p><text:span text:style-name="T4"/></text:p><text:p><text:span text:style-name="T4"/></text:p><text:p text:style-name="P43"><text:span text:style-name="T6">Collaboration:</text:span></text:p><text:p><text:span text:style-name="T4">GamePlay</text:span></text:p><text:p><text:span text:style-name="T4">Grid</text:span></text:p><draw:enhanced-geometry svg:viewBox="0 0 21600 21600" draw:type="rectangle" draw:enhanced-path="M 0 0 L 21600 0 21600 21600 0 21600 0 0 Z N"/></draw:custom-shape></text:p>
      <text:p text:style-name="P16">3.1.2 Interface Design</text:p>
      <text:p text:style-name="P8"/>
      <text:p text:style-name="P5">The currently displayed objects are controlled by the state of the game. States are defined as enums that contain all possible states. Different functions get called based on the state of the game. For example, when the game is in the Play state, the GamePlay's display() and composeFrame() are called, which call Grid's respective functions. Grid calls Block, Cursor, and Bonus display() and composeFrame() functions.</text:p>
      <text:p text:style-name="P8"/>
      <table:table table:name="InterfaceDesign" table:style-name="InterfaceDesign">
        <table:table-column table:style-name="InterfaceDesign.A"/>
        <table:table-column table:style-name="InterfaceDesign.B"/>
        <table:table-column table:style-name="InterfaceDesign.C"/>
        <table:table-row>
          <table:table-cell table:style-name="InterfaceDesign.A1" office:value-type="string">
            <text:p text:style-name="P25">Interface Actions</text:p>
          </table:table-cell>
          <table:table-cell table:style-name="InterfaceDesign.A1" office:value-type="string">
            <text:p text:style-name="P25">Interface Objects</text:p>
          </table:table-cell>
          <table:table-cell table:style-name="InterfaceDesign.C1" office:value-type="string">
            <text:p text:style-name="P25">User Actions (events)</text:p>
          </table:table-cell>
        </table:table-row>
        <table:table-row>
          <table:table-cell table:style-name="InterfaceDesign.A2" office:value-type="string">
            <text:p text:style-name="P24">display()</text:p>
          </table:table-cell>
          <table:table-cell table:style-name="InterfaceDesign.A2" office:value-type="string">
            <text:p text:style-name="P24">Calls display() methods for each class, starting at the base and branching out in a tree fashion. Every object that is actually displayed calls its own draw() function with the current frame as the argument.</text:p>
          </table:table-cell>
          <table:table-cell table:style-name="InterfaceDesign.C2" office:value-type="string">
            <text:p text:style-name="P24">User activates a registered input binding to call display() and update the screen after the action is taken.</text:p>
          </table:table-cell>
        </table:table-row>
        <table:table-row>
          <table:table-cell table:style-name="InterfaceDesign.A2" office:value-type="string">
            <text:p text:style-name="P24">composeFrame()</text:p>
          </table:table-cell>
          <table:table-cell table:style-name="InterfaceDesign.A2" office:value-type="string">
            <text:p text:style-name="P24">Updates the state and coordinates of game objects based on the current state of the object. Called in a tree-like fashion, like display().</text:p>
          </table:table-cell>
          <table:table-cell table:style-name="InterfaceDesign.C2" office:value-type="string">
            <text:p text:style-name="P24">none</text:p>
          </table:table-cell>
        </table:table-row>
        <table:table-row>
          <table:table-cell table:style-name="InterfaceDesign.A2" office:value-type="string">
            <text:p text:style-name="P24">swapBlocks()</text:p>
          </table:table-cell>
          <table:table-cell table:style-name="InterfaceDesign.A2" office:value-type="string">
            <text:p text:style-name="P24">Swaps the blocks that the cursor currently has selected and updates the display.</text:p>
          </table:table-cell>
          <table:table-cell table:style-name="InterfaceDesign.C2" office:value-type="string">
            <text:p text:style-name="P24">User activates the registered input binding for swapping blocks.</text:p>
          </table:table-cell>
        </table:table-row>
        <table:table-row>
          <table:table-cell table:style-name="InterfaceDesign.A2" office:value-type="string">
            <text:p text:style-name="P24">moveCursor()</text:p>
          </table:table-cell>
          <table:table-cell table:style-name="InterfaceDesign.A2" office:value-type="string">
            <text:p text:style-name="P24">Moves the cursor to the requested position. The cursor must follow the mouse, but if not using the mouse it will move one block at a time.</text:p>
          </table:table-cell>
          <table:table-cell table:style-name="InterfaceDesign.C2" office:value-type="string">
            <text:p text:style-name="P24">User activates the registered input binding for moving blocks. </text:p>
          </table:table-cell>
        </table:table-row>
        <table:table-row>
          <table:table-cell table:style-name="InterfaceDesign.A2" office:value-type="string">
            <text:p text:style-name="P24">pushRow()</text:p>
          </table:table-cell>
          <table:table-cell table:style-name="InterfaceDesign.A2" office:value-type="string">
            <text:p text:style-name="P24">Pushes a new row of blocks onto the Grid.</text:p>
          </table:table-cell>
          <table:table-cell table:style-name="InterfaceDesign.C2" office:value-type="string">
            <text:p text:style-name="P24">Called while the Grid is in the Play state, or when the user activates the registered input binding for pushing new rows. When a user pushes a new row, it is pushed faster than the passive speed.</text:p>
          </table:table-cell>
        </table:table-row>
        <table:table-row>
          <table:table-cell table:style-name="InterfaceDesign.A2" office:value-type="string">
            <text:p text:style-name="P24">pause()</text:p>
          </table:table-cell>
          <table:table-cell table:style-name="InterfaceDesign.A2" office:value-type="string">
            <text:p text:style-name="P24">Stop calling composeFrame while the game is paused. Save the current state of the timer, then restore it when it is unpaused so that the clock does not skip ahead.</text:p>
          </table:table-cell>
          <table:table-cell table:style-name="InterfaceDesign.C2" office:value-type="string">
            <text:p text:style-name="P24">User activates the input binding registered to pause the game.</text:p>
          </table:table-cell>
        </table:table-row>
        <table:table-row>
          <table:table-cell table:style-name="InterfaceDesign.A2" office:value-type="string">
            <text:p text:style-name="P24">selectButton()</text:p>
          </table:table-cell>
          <table:table-cell table:style-name="InterfaceDesign.A2" office:value-type="string">
            <text:p text:style-name="P24">Calls the action that is registered for an instance of a specific button</text:p>
          </table:table-cell>
          <table:table-cell table:style-name="InterfaceDesign.C2" office:value-type="string">
            <text:p text:style-name="P24">User selects a button</text:p>
          </table:table-cell>
        </table:table-row>
      </table:table>
      <text:p text:style-name="P5"/>
      <text:p text:style-name="P17">3.1.3 Architectural Design</text:p>
      <text:p text:style-name="P5"/>
      <text:p text:style-name="P5"/>
      <text:p text:style-name="P5">The game's architecure is designed with high cohesion and low coupling in mind. Several classes have been created that abstract their operations. Each object that needs to be displayed has its own display function that is called by its parent class. Likewise, each object that needs a composeFrame has its own as well. Input is initially handled by the Input class, and it is passed from parent to child until it has reached the final callee. The registered keybinding and the state of the game determines which action is taken.</text:p>
      <text:p text:style-name="P5"/>
      <text:p text:style-name="P5">Triforce is highest in the class hierarchy. It passes control between menus and the gameplay state. Menus control buttons. GamePlay controls Grids. A Grid represents a single player and abstracts just about everything so GamePlay does not need to know much about it.</text:p>
      <text:p text:style-name="P5"/>
      <text:p text:style-name="P5">Grid has the most responsibility when it comes to the actual gameplay itself. The objects that Grid controls do not need to interact with many other objects. Grid controls all of the game objects specific to a single player. In addition to calling display(), composeFrame(), and update() for every object that has those functions, it must detect and manage combo, fall, and bonus events. It also must push new rows onto the play area and swap blocks when a user requests it.</text:p>
      <text:p text:style-name="P5"/>
      <text:p text:style-name="P5">While Grid is responsible for controlling everything, it does allow Combo and Fall to make changes to Grid. This is needed so that Grid does not get too bloated. Grid can just pass an instance of itself to Fall and Combo so that they can abstract the operations on them. All Grid has to do is call combo.update() and fall.update() for each combo and fall event, respectively.</text:p>
      <text:p text:style-name="P14"><draw:g text:anchor-type="paragraph" draw:z-index="12" draw:style-name="gr13"><draw:custom-shape draw:style-name="gr14" draw:text-style-name="P43" svg:width="1.6232in" svg:height="0.6335in" svg:x="2.5224in" svg:y="0.4465in"><text:p text:style-name="P43">main display loo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5" draw:text-style-name="P43" svg:x1="3.3382in" svg:y1="1.0791in" svg:x2="3.3382in" svg:y2="1.6008in"><text:p/></draw:line><draw:line draw:style-name="gr16" draw:text-style-name="P43" svg:x1="2.5906in" svg:y1="2.2346in" svg:x2="1.5752in" svg:y2="2.8862in"><text:p text:style-name="P43">dasdf</text:p></draw:line><draw:custom-shape draw:style-name="gr17" draw:text-style-name="P43" svg:width="1.8496in" svg:height="0.6335in" svg:x="2.4169in" svg:y="1.6012in"><text:p text:style-name="P43">Triforce::composeFrame</text:p><text:p text:style-name="P43">Triforce::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43" svg:width="2.1012in" svg:height="0.6335in" svg:x="4.6654in" svg:y="2.8937in"><text:p text:style-name="P43">GamePlay::composeFrame()</text:p><text:p text:style-name="P43">GamePlay::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5" draw:text-style-name="P43" svg:x1="4.1098in" svg:y1="2.2346in" svg:x2="5.2209in" svg:y2="2.8937in"><text:p/></draw:line><draw:line draw:style-name="gr15" draw:text-style-name="P43" svg:x1="5.6287in" svg:y1="3.5264in" svg:x2="3.815in" svg:y2="4.1874in"><text:p/></draw:line><draw:line draw:style-name="gr15" draw:text-style-name="P43" svg:x1="0.8287in" svg:y1="3.5193in" svg:x2="0.7244in" svg:y2="4.1783in"><text:p/></draw:line><draw:line draw:style-name="gr15" draw:text-style-name="P43" svg:x1="1.8445in" svg:y1="3.5193in" svg:x2="2.0528in" svg:y2="4.2055in"><text:p/></draw:line><draw:custom-shape draw:style-name="gr18" draw:text-style-name="P43" svg:width="1.7886in" svg:height="0.6335in" svg:x="0.5508in" svg:y="2.8858in"><text:p text:style-name="P43">menu1.composeFrame()</text:p><text:p text:style-name="P43">menu1.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43" svg:width="1.3807in" svg:height="0.4512in" svg:x="-0.0484in" svg:y="4.1882in"><text:p text:style-name="P43">button1.display()</text:p><text:p text:style-name="P43">button2.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43" svg:width="1.424in" svg:height="0.4335in" svg:x="1.3752in" svg:y="4.2055in"><text:p text:style-name="P43">button2.display()</text:p><text:p text:style-name="P43">button2.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0" draw:text-style-name="P43" svg:x1="2.7134in" svg:y1="2.2346in" svg:x2="1.7236in" svg:y2="2.8862in"><text:p/></draw:line><draw:custom-shape draw:style-name="gr21" svg:width="1.3803in" svg:height="0.2524in" svg:x="1.4882in" svg:y="2.3386in"><text:p>MENU[n] State</text:p><draw:enhanced-geometry svg:viewBox="0 0 21600 21600" draw:type="rectangle" draw:enhanced-path="M 0 0 L 21600 0 21600 21600 0 21600 0 0 Z N"/></draw:custom-shape><draw:line draw:style-name="gr20" draw:text-style-name="P43" svg:x1="4.015in" svg:y1="2.2346in" svg:x2="5.0311in" svg:y2="2.8937in"><text:p/></draw:line><draw:custom-shape draw:style-name="gr21" svg:width="0.9894in" svg:height="0.2606in" svg:x="3.9535in" svg:y="2.3303in"><text:p>PLAY State</text:p><draw:enhanced-geometry svg:viewBox="0 0 21600 21600" draw:type="rectangle" draw:enhanced-path="M 0 0 L 21600 0 21600 21600 0 21600 0 0 Z N"/></draw:custom-shape><draw:custom-shape draw:style-name="gr22" draw:text-style-name="P43" svg:width="1.7803in" svg:height="0.4512in" svg:x="4.8823in" svg:y="4.1882in"><text:p text:style-name="P43">hud.composeFrame()</text:p><text:p text:style-name="P43">hud.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5" draw:text-style-name="P43" svg:x1="5.898in" svg:y1="3.5264in" svg:x2="5.889in" svg:y2="4.1874in"><text:p/></draw:line><draw:line draw:style-name="gr15" draw:text-style-name="P43" svg:x1="3.702in" svg:y1="4.761in" svg:x2="0.9854in" svg:y2="5.4555in"><text:p/></draw:line><draw:custom-shape draw:style-name="gr23" draw:text-style-name="P43" svg:width="1.7803in" svg:height="0.5988in" svg:x="0.0642in" svg:y="5.4555in"><text:p text:style-name="P43">cursor.composeFrame()</text:p><text:p text:style-name="P43">cursor.display()</text:p><text:p text:style-name="P43">cursor.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 draw:text-style-name="P43" svg:width="1.6579in" svg:height="0.6598in" svg:x="0.6551in" svg:y="6.4622in"><text:p text:style-name="P43">foreach Block: </text:p><text:p text:style-name="P43">block.composeFrame()</text:p><text:p text:style-name="P43">block.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5" draw:text-style-name="P43" svg:x1="3.7626in" svg:y1="4.761in" svg:x2="1.4445in" svg:y2="6.4626in"><text:p/></draw:line><draw:line draw:style-name="gr15" draw:text-style-name="P43" svg:x1="3.7634in" svg:y1="4.761in" svg:x2="2.6177in" svg:y2="8.0256in"><text:p/></draw:line><draw:rect draw:style-name="gr24" draw:text-style-name="P43" svg:width="1.3807in" svg:height="0.4425in" svg:x="1.8697in" svg:y="8.0256in"><text:p text:style-name="P43">foreach Combo:</text:p><text:p text:style-name="P43">combo.update()</text:p></draw:rect><draw:rect draw:style-name="gr24" draw:text-style-name="P43" svg:width="1.3807in" svg:height="0.4425in" svg:x="4.0496in" svg:y="7.3563in"><text:p text:style-name="P43">foreach Fall:</text:p><text:p text:style-name="P43">fall.update()</text:p></draw:rect><draw:line draw:style-name="gr15" draw:text-style-name="P43" svg:x1="3.815in" svg:y1="4.761in" svg:x2="5.9331in" svg:y2="5.6472in"><text:p/></draw:line><draw:line draw:style-name="gr15" draw:text-style-name="P43" svg:x1="3.815in" svg:y1="4.761in" svg:x2="4.7177in" svg:y2="7.3563in"><text:p/></draw:line><draw:rect draw:style-name="gr24" draw:text-style-name="P43" svg:width="1.3807in" svg:height="0.6689in" svg:x="5.3335in" svg:y="5.6472in"><text:p text:style-name="P43">foreach Bonus:</text:p><text:p text:style-name="P43">bonus.update()</text:p><text:p text:style-name="P43">bonus.display()</text:p></draw:rect><draw:custom-shape draw:style-name="gr22" draw:text-style-name="P43" svg:width="1.7803in" svg:height="0.6949in" svg:x="2.8854in" svg:y="4.0665in"><text:p text:style-name="P43">grid1.composeFrame()</text:p><text:p text:style-name="P43">grid1.display()</text:p><text:p text:style-name="P43">grid1.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5" draw:text-style-name="P43" svg:width="1.4496in" svg:height="0.5295in" svg:x="5.0732in" svg:y="1.4102in"><text:p text:style-name="P43">Input::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6" draw:text-style-name="P43" svg:width="1.198in" svg:height="0.8677in" svg:x="5.1953in" svg:y="0.1429in"><text:p text:style-name="P43">Input</text:p><text:p text:style-name="P43">Event</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0" draw:text-style-name="P43" svg:x1="5.7768in" svg:y1="1.0102in" svg:x2="5.7768in" svg:y2="1.4102in"><text:p/></draw:line><draw:line draw:style-name="gr20" draw:text-style-name="P43" svg:x1="5.0732in" svg:y1="1.7909in" svg:x2="4.2661in" svg:y2="1.9382in"><text:p/></draw:line><draw:line draw:style-name="gr20" draw:text-style-name="P43" svg:x1="1.7236in" svg:y1="3.5193in" svg:x2="1.9319in" svg:y2="4.2055in"><text:p/></draw:line><draw:line draw:style-name="gr20" draw:text-style-name="P43" svg:x1="0.9339in" svg:y1="3.5193in" svg:x2="0.8295in" svg:y2="4.1783in"><text:p/></draw:line><draw:line draw:style-name="gr20" draw:text-style-name="P43" svg:x1="5.4201in" svg:y1="3.5264in" svg:x2="3.9535in" svg:y2="4.0661in"><text:p/></draw:line><draw:line draw:style-name="gr20" draw:text-style-name="P43" svg:x1="3.702in" svg:y1="4.761in" svg:x2="1.3236in" svg:y2="5.4555in"><text:p/></draw:line><draw:line draw:style-name="gr15" draw:text-style-name="P43" svg:x1="4.7531in" svg:y1="7.7984in" svg:x2="4.7531in" svg:y2="8.1201in"><text:p/></draw:line><draw:rect draw:style-name="gr27" draw:text-style-name="P43" svg:width="1.3807in" svg:height="0.4425in" svg:x="4.1189in" svg:y="8.1201in"><text:p text:style-name="P43">foreach FallNode:</text:p><text:p text:style-name="P43">fallNode.update()</text:p></draw:rect></draw:g></text:p>
      <text:p text:style-name="P5"/>
      <text:p text:style-name="P5"/>
      <text:p text:style-name="P18">3.1.4 Detailed Class Design</text:p>
      <text:p text:style-name="P10"/>
      <text:p text:style-name="P6">I will cover the most complex and vital algorithms, since the game contains too many methods to document them all. The core functions of the game play are to detect combos and falling blocks, as well as </text:p>
      <text:p text:style-name="P10"/>
      <table:table table:name="Table1" table:style-name="Table1">
        <table:table-column table:style-name="Table1.A"/>
        <table:table-column table:style-name="Table1.B"/>
        <table:table-row>
          <table:table-cell table:style-name="Table1.A1" office:value-type="string">
            <text:p text:style-name="P24">Class name</text:p>
          </table:table-cell>
          <table:table-cell table:style-name="Table1.A1" office:value-type="string">
            <text:p text:style-name="P24">Grid</text:p>
          </table:table-cell>
        </table:table-row>
        <table:table-row>
          <table:table-cell table:style-name="Table1.A2" office:value-type="string">
            <text:p text:style-name="P24">Method name</text:p>
          </table:table-cell>
          <table:table-cell table:style-name="Table1.B2" office:value-type="string">
            <text:p text:style-name="P24">detectCombo</text:p>
          </table:table-cell>
        </table:table-row>
        <table:table-row>
          <table:table-cell table:style-name="Table1.A2" office:value-type="string">
            <text:p text:style-name="P24">Return type</text:p>
          </table:table-cell>
          <table:table-cell table:style-name="Table1.B2" office:value-type="string">
            <text:p text:style-name="P24">int</text:p>
          </table:table-cell>
        </table:table-row>
        <table:table-row>
          <table:table-cell table:style-name="Table1.A2" office:value-type="string">
            <text:p text:style-name="P24">Input arguments</text:p>
          </table:table-cell>
          <table:table-cell table:style-name="Table1.B2" office:value-type="string">
            <text:p text:style-name="P24">Cell &amp; cell, int chains</text:p>
          </table:table-cell>
        </table:table-row>
        <table:table-row>
          <table:table-cell table:style-name="Table1.A2" office:value-type="string">
            <text:p text:style-name="P24">Output arguments</text:p>
          </table:table-cell>
          <table:table-cell table:style-name="Table1.B2" office:value-type="string">
            <text:p text:style-name="P24">None</text:p>
          </table:table-cell>
        </table:table-row>
        <table:table-row>
          <table:table-cell table:style-name="Table1.A2" office:value-type="string">
            <text:p text:style-name="P24">Error messages</text:p>
          </table:table-cell>
          <table:table-cell table:style-name="Table1.B2" office:value-type="string">
            <text:p text:style-name="P24">None</text:p>
          </table:table-cell>
        </table:table-row>
        <table:table-row>
          <table:table-cell table:style-name="Table1.A2" office:value-type="string">
            <text:p text:style-name="P24">Files accessed</text:p>
          </table:table-cell>
          <table:table-cell table:style-name="Table1.B2" office:value-type="string">
            <text:p text:style-name="P24">None</text:p>
          </table:table-cell>
        </table:table-row>
        <table:table-row>
          <table:table-cell table:style-name="Table1.A2" office:value-type="string">
            <text:p text:style-name="P24">Files changed</text:p>
          </table:table-cell>
          <table:table-cell table:style-name="Table1.B2" office:value-type="string">
            <text:p text:style-name="P24">None</text:p>
          </table:table-cell>
        </table:table-row>
        <table:table-row>
          <table:table-cell table:style-name="Table1.A2" office:value-type="string">
            <text:p text:style-name="P24">Methods invoked</text:p>
          </table:table-cell>
          <table:table-cell table:style-name="Table1.B2" office:value-type="string">
            <text:p text:style-name="P24">directional match detection methods</text:p>
            <text:p text:style-name="P24">Combo::Combo</text:p>
            <text:p text:style-name="P24">Combo::changeState</text:p>
            <text:p text:style-name="P24">Combo::init</text:p>
          </table:table-cell>
        </table:table-row>
        <table:table-row>
          <table:table-cell table:style-name="Table1.A2" office:value-type="string">
            <text:p text:style-name="P24">Narrative</text:p>
          </table:table-cell>
          <table:table-cell table:style-name="Table1.B2" office:value-type="string">
            <text:p text:style-name="P24">Method detectCombo takes a pair of coordinates in a Cell class, and the number of chains from the last fall (if any), and detects if a combo occured at that point.</text:p>
          </table:table-cell>
        </table:table-row>
      </table:table>
      <text:p text:style-name="P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int Grid::detectCombo(Cell &amp;cell, int chains) {</text:p>
      <text:p text:style-name="P11"><text:tab/>Combo combo(chains);</text:p>
      <text:p text:style-name="P11"/>
      <text:p text:style-name="P11"><text:tab/>detect left and right matches from given cell (horizontal match)</text:p>
      <text:p text:style-name="P11"/>
      <text:p text:style-name="P11"><text:tab/>if (horizontal match &gt;= minimum combo size) {</text:p>
      <text:p text:style-name="P11"><text:tab/><text:tab/>Store left and right coordinates in the combo object</text:p>
      <text:p text:style-name="P11"/>
      <text:p text:style-name="P11"><text:tab/><text:tab/>for each coordinate, horizontally from left to right {</text:p>
      <text:p text:style-name="P11"><text:tab/><text:tab/><text:tab/>detect down and up matches (vertical match)</text:p>
      <text:p text:style-name="P11"/>
      <text:p text:style-name="P11"><text:tab/><text:tab/><text:tab/>if (vertical match &gt;= minimum combo size) {</text:p>
      <text:p text:style-name="P11"><text:tab/><text:tab/><text:tab/><text:tab/>store up and down coordinates in combo</text:p>
      <text:p text:style-name="P11"/>
      <text:p text:style-name="P11"><text:tab/><text:tab/><text:tab/><text:tab/>set combo state to MULTI</text:p>
      <text:p text:style-name="P11"><text:tab/><text:tab/><text:tab/><text:tab/>goto initCombo;</text:p>
      <text:p text:style-name="P11"><text:tab/><text:tab/><text:tab/>}</text:p>
      <text:p text:style-name="P11"><text:tab/><text:tab/>}</text:p>
      <text:p text:style-name="P11"/>
      <text:p text:style-name="P11"><text:tab/><text:tab/>set combo state to HORIZONTAL</text:p>
      <text:p text:style-name="P11"><text:tab/><text:tab/>goto initCombo;</text:p>
      <text:p text:style-name="P11"><text:tab/>}</text:p>
      <text:p text:style-name="P11"><text:tab/>else {</text:p>
      <text:p text:style-name="P11"><text:tab/><text:tab/>detect down and up matches from given cell (vertical match)</text:p>
      <text:p text:style-name="P11"/>
      <text:p text:style-name="P11"><text:tab/><text:tab/>if (vertical match &gt;= minimum combo size) {</text:p>
      <text:p text:style-name="P11"><text:tab/><text:tab/><text:tab/>store up and down coordinates in combo</text:p>
      <text:p text:style-name="P11"/>
      <text:p text:style-name="P11"><text:tab/><text:tab/><text:tab/>for each coordinate, vertically from bottom to top {</text:p>
      <text:p text:style-name="P11"><text:tab/><text:tab/><text:tab/><text:tab/>detect horizontal matches from each coordinate (horizontal combo)</text:p>
      <text:p text:style-name="P11"/>
      <text:p text:style-name="P11"><text:tab/><text:tab/><text:tab/><text:tab/>if (horizontal match &gt;= minimum combo size) {</text:p>
      <text:p text:style-name="P11"><text:tab/><text:tab/><text:tab/><text:tab/><text:tab/>store left and right coordinates in combo</text:p>
      <text:p text:style-name="P11"/>
      <text:p text:style-name="P11"><text:tab/><text:tab/><text:tab/><text:tab/><text:tab/>set combo state to MULTI</text:p>
      <text:p text:style-name="P11"><text:tab/><text:tab/><text:tab/><text:tab/><text:tab/>goto initCombo;</text:p>
      <text:p text:style-name="P11"><text:tab/><text:tab/><text:tab/><text:tab/>} </text:p>
      <text:p text:style-name="P11"><text:tab/><text:tab/><text:tab/>}</text:p>
      <text:p text:style-name="P11"/>
      <text:p text:style-name="P11"><text:tab/><text:tab/><text:tab/>set combo state to VERT</text:p>
      <text:p text:style-name="P11"><text:tab/><text:tab/><text:tab/>goto initCombo;</text:p>
      <text:p text:style-name="P11"><text:tab/><text:tab/>}</text:p>
      <text:p text:style-name="P11"><text:tab/><text:tab/>else {</text:p>
      <text:p text:style-name="P11"><text:tab/><text:tab/><text:tab/>set combo state to NONE</text:p>
      <text:p text:style-name="P11"><text:tab/><text:tab/><text:tab/>return 0;</text:p>
      <text:p text:style-name="P11"><text:tab/><text:tab/>}</text:p>
      <text:p text:style-name="P11"><text:tab/>}</text:p>
      <text:p text:style-name="P11"/>
      <text:p text:style-name="P11"><text:tab/>initCombo: // goto label for cleaner code. all valid combos will go here.</text:p>
      <text:p text:style-name="P11"/>
      <text:p text:style-name="P11"><text:tab/>if (combo's chain count &gt;= minimum displayable chain) </text:p>
      <text:p text:style-name="P11"><text:tab/><text:tab/>push a new Bonus onto the bonuses list, passing the # of chains and bonus type as CHAIN</text:p>
      <text:p text:style-name="P11"/>
      <text:p text:style-name="P11"><text:tab/>initialize the combo</text:p>
      <text:p text:style-name="P11"><text:tab/>push combo back onto list of combo events</text:p>
      <text:p text:style-name="P11"><text:tab/>return number of blocks in combo;</text:p>
      <text:p text:style-name="P11">}</text:p>
      <text:p text:style-name="P11"/>
      <text:p text:style-name="P11"/>
      <text:p text:style-name="P11"><text:soft-page-break/></text:p>
      <text:p text:style-name="P11"/>
      <text:p text:style-name="P11"/>
      <table:table table:name="Table2" table:style-name="Table2">
        <table:table-column table:style-name="Table2.A"/>
        <table:table-column table:style-name="Table2.B"/>
        <table:table-row>
          <table:table-cell table:style-name="Table2.A1" office:value-type="string">
            <text:p text:style-name="P24">Class name</text:p>
          </table:table-cell>
          <table:table-cell table:style-name="Table2.A1" office:value-type="string">
            <text:p text:style-name="P24">Grid</text:p>
          </table:table-cell>
        </table:table-row>
        <table:table-row>
          <table:table-cell table:style-name="Table2.A2" office:value-type="string">
            <text:p text:style-name="P24">Method name</text:p>
          </table:table-cell>
          <table:table-cell table:style-name="Table2.B2" office:value-type="string">
            <text:p text:style-name="P24">detectFall</text:p>
          </table:table-cell>
        </table:table-row>
        <table:table-row>
          <table:table-cell table:style-name="Table2.A2" office:value-type="string">
            <text:p text:style-name="P24">Return type</text:p>
          </table:table-cell>
          <table:table-cell table:style-name="Table2.B2" office:value-type="string">
            <text:p text:style-name="P24">bool</text:p>
          </table:table-cell>
        </table:table-row>
        <table:table-row>
          <table:table-cell table:style-name="Table2.A2" office:value-type="string">
            <text:p text:style-name="P24">Input arguments</text:p>
          </table:table-cell>
          <table:table-cell table:style-name="Table2.B2" office:value-type="string">
            <text:p text:style-name="P24">int row, int col, bool initialize</text:p>
          </table:table-cell>
        </table:table-row>
        <table:table-row>
          <table:table-cell table:style-name="Table2.A2" office:value-type="string">
            <text:p text:style-name="P24">Output arguments</text:p>
          </table:table-cell>
          <table:table-cell table:style-name="Table2.B2" office:value-type="string">
            <text:p text:style-name="P24">None</text:p>
          </table:table-cell>
        </table:table-row>
        <table:table-row>
          <table:table-cell table:style-name="Table2.A2" office:value-type="string">
            <text:p text:style-name="P24">Error messages</text:p>
          </table:table-cell>
          <table:table-cell table:style-name="Table2.B2" office:value-type="string">
            <text:p text:style-name="P24">None</text:p>
          </table:table-cell>
        </table:table-row>
        <table:table-row>
          <table:table-cell table:style-name="Table2.A2" office:value-type="string">
            <text:p text:style-name="P24">Files accessed</text:p>
          </table:table-cell>
          <table:table-cell table:style-name="Table2.B2" office:value-type="string">
            <text:p text:style-name="P24">None</text:p>
          </table:table-cell>
        </table:table-row>
        <table:table-row>
          <table:table-cell table:style-name="Table2.A2" office:value-type="string">
            <text:p text:style-name="P24">Files changed</text:p>
          </table:table-cell>
          <table:table-cell table:style-name="Table2.B2" office:value-type="string">
            <text:p text:style-name="P24">None</text:p>
          </table:table-cell>
        </table:table-row>
        <table:table-row>
          <table:table-cell table:style-name="Table2.A2" office:value-type="string">
            <text:p text:style-name="P24">Methods invoked</text:p>
          </table:table-cell>
          <table:table-cell table:style-name="Table2.B2" office:value-type="string">
            <text:p text:style-name="P24">Block::getState</text:p>
            <text:p text:style-name="P24">Combo::getState</text:p>
            <text:p text:style-name="P24">Fall::Fall</text:p>
          </table:table-cell>
        </table:table-row>
        <table:table-row>
          <table:table-cell table:style-name="Table2.A2" office:value-type="string">
            <text:p text:style-name="P24">Narrative</text:p>
          </table:table-cell>
          <table:table-cell table:style-name="Table2.B2" office:value-type="string">
            <text:p text:style-name="P24">Method detectCombo takes a pair of coordinates in a Cell class, and the number of chains from the last fall (if any), and detects if a combo occured at that point.</text:p>
          </table:table-cell>
        </table:table-row>
      </table:table>
      <text:p text:style-name="P11"/>
      <text:p text:style-name="P11"/>
      <text:p text:style-name="P11"/>
      <text:p text:style-name="P11">bool Grid::detectFall(int row, int col, bool initialize) {</text:p>
      <text:p text:style-name="P11"><text:tab/>if row &gt; maximum row or row &lt; 0</text:p>
      <text:p text:style-name="P11"><text:tab/><text:tab/>return false;</text:p>
      <text:p text:style-name="P11"/>
      <text:p text:style-name="P11"><text:tab/>Block::gameState midState, downState;</text:p>
      <text:p text:style-name="P11"><text:tab/>downState = blocks[r-1][c].getState();</text:p>
      <text:p text:style-name="P11"><text:tab/>midState = blocks[r][c].getState();</text:p>
      <text:p text:style-name="P11"><text:tab/></text:p>
      <text:p text:style-name="P11"><text:tab/>if (downstate is DISABLED or FALL and midstate is ENABLED) {</text:p>
      <text:p text:style-name="P11"><text:tab/><text:tab/>if (initialize) {</text:p>
      <text:p text:style-name="P11"><text:tab/><text:tab/><text:tab/>Fall fall(FallNode(r, c));</text:p>
      <text:p text:style-name="P11"><text:tab/><text:tab/><text:tab/>initialize fall</text:p>
      <text:p text:style-name="P11"><text:tab/><text:tab/><text:tab/>push fall onto fallEvents list</text:p>
      <text:p text:style-name="P11"><text:tab/><text:tab/>}</text:p>
      <text:p text:style-name="P11"><text:tab/><text:tab/>return true;</text:p>
      <text:p text:style-name="P11"><text:tab/>}</text:p>
      <text:p text:style-name="P11"><text:tab/>else return false;</text:p>
      <text:p text:style-name="P11">}</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Standard"/>
      <text:p text:style-name="Standard"/>
      <text:p text:style-name="Standard"/>
      <table:table table:name="Table3" table:style-name="Table3">
        <table:table-column table:style-name="Table3.A"/>
        <table:table-column table:style-name="Table3.B"/>
        <table:table-row>
          <table:table-cell table:style-name="Table3.A1" office:value-type="string">
            <text:p text:style-name="P24">Class name</text:p>
          </table:table-cell>
          <table:table-cell table:style-name="Table3.A1" office:value-type="string">
            <text:p text:style-name="P24">Grid</text:p>
          </table:table-cell>
        </table:table-row>
        <table:table-row>
          <table:table-cell table:style-name="Table3.A2" office:value-type="string">
            <text:p text:style-name="P24">Method name</text:p>
          </table:table-cell>
          <table:table-cell table:style-name="Table3.B2" office:value-type="string">
            <text:p text:style-name="P24">detectFall</text:p>
          </table:table-cell>
        </table:table-row>
        <table:table-row>
          <table:table-cell table:style-name="Table3.A2" office:value-type="string">
            <text:p text:style-name="P24">Return type</text:p>
          </table:table-cell>
          <table:table-cell table:style-name="Table3.B2" office:value-type="string">
            <text:p text:style-name="P24">bool</text:p>
          </table:table-cell>
        </table:table-row>
        <table:table-row>
          <table:table-cell table:style-name="Table3.A2" office:value-type="string">
            <text:p text:style-name="P24">Input arguments</text:p>
          </table:table-cell>
          <table:table-cell table:style-name="Table3.B2" office:value-type="string">
            <text:p text:style-name="P24">Combo &amp;</text:p>
          </table:table-cell>
        </table:table-row>
        <table:table-row>
          <table:table-cell table:style-name="Table3.A2" office:value-type="string">
            <text:p text:style-name="P24">Output arguments</text:p>
          </table:table-cell>
          <table:table-cell table:style-name="Table3.B2" office:value-type="string">
            <text:p text:style-name="P24">None</text:p>
          </table:table-cell>
        </table:table-row>
        <table:table-row>
          <table:table-cell table:style-name="Table3.A2" office:value-type="string">
            <text:p text:style-name="P24">Error messages</text:p>
          </table:table-cell>
          <table:table-cell table:style-name="Table3.B2" office:value-type="string">
            <text:p text:style-name="P24">None</text:p>
          </table:table-cell>
        </table:table-row>
        <table:table-row>
          <table:table-cell table:style-name="Table3.A2" office:value-type="string">
            <text:p text:style-name="P24">Files accessed</text:p>
          </table:table-cell>
          <table:table-cell table:style-name="Table3.B2" office:value-type="string">
            <text:p text:style-name="P24">None</text:p>
          </table:table-cell>
        </table:table-row>
        <table:table-row>
          <table:table-cell table:style-name="Table3.A2" office:value-type="string">
            <text:p text:style-name="P24">Files changed</text:p>
          </table:table-cell>
          <table:table-cell table:style-name="Table3.B2" office:value-type="string">
            <text:p text:style-name="P24">None</text:p>
          </table:table-cell>
        </table:table-row>
        <table:table-row>
          <table:table-cell table:style-name="Table3.A2" office:value-type="string">
            <text:p text:style-name="P24">Methods invoked</text:p>
          </table:table-cell>
          <table:table-cell table:style-name="Table3.B2" office:value-type="string">
            <text:p text:style-name="P24">Block::getState</text:p>
            <text:p text:style-name="P24">Combo::getState</text:p>
            <text:p text:style-name="P24">Fall::Fall</text:p>
          </table:table-cell>
        </table:table-row>
        <table:table-row>
          <table:table-cell table:style-name="Table3.A2" office:value-type="string">
            <text:p text:style-name="P24">Narrative</text:p>
          </table:table-cell>
          <table:table-cell table:style-name="Table3.B10" office:value-type="string">
            <text:p text:style-name="P24">Method detectCombo takes a pair of coordinates in a Cell class, and the number of chains from the last fall (if any), and detects if a combo occured at that point.</text:p>
          </table:table-cell>
        </table:table-row>
      </table:table>
      <text:p text:style-name="P19">bool Grid::detectFall(const Combo &amp;combo) {</text:p>
      <text:p text:style-name="P11"><text:tab/>Fall fall(combo.chainCount())</text:p>
      <text:p text:style-name="P11"/>
      <text:p text:style-name="P11"><text:tab/>foreach (coordinate in the combo) {</text:p>
      <text:p text:style-name="P11"><text:tab/><text:tab/>if (detectFall(row, col, false)) {</text:p>
      <text:p text:style-name="P11"><text:tab/><text:tab/><text:tab/>set the fall type based on the combo type</text:p>
      <text:p text:style-name="P11"><text:tab/><text:tab/><text:tab/>push FallNode onto Fall</text:p>
      <text:p text:style-name="P11"><text:tab/><text:tab/>}</text:p>
      <text:p text:style-name="P11"><text:tab/>}</text:p>
      <text:p text:style-name="P11"/>
      <text:p text:style-name="P11"><text:tab/>if (there was a fall) {<text:tab/><text:tab/><text:tab/></text:p>
      <text:p text:style-name="P11"><text:tab/><text:tab/>fall.possibleChain = true;</text:p>
      <text:p text:style-name="P11"><text:tab/><text:tab/>initialize fall</text:p>
      <text:p text:style-name="P11"><text:tab/><text:tab/>push fall onto list of Fall events</text:p>
      <text:p text:style-name="P11"><text:tab/><text:tab/>return true;</text:p>
      <text:p text:style-name="P11"><text:tab/>}</text:p>
      <text:p text:style-name="P11"><text:tab/>else return false</text:p>
      <text:p text:style-name="P11">}</text:p>
      <text:p text:style-name="P19"/>
      <text:p text:style-name="P11"/>
      <table:table table:name="Table4" table:style-name="Table4">
        <table:table-column table:style-name="Table4.A"/>
        <table:table-column table:style-name="Table4.B"/>
        <table:table-row>
          <table:table-cell table:style-name="Table4.A1" office:value-type="string">
            <text:p text:style-name="P24">Class name</text:p>
          </table:table-cell>
          <table:table-cell table:style-name="Table4.A1" office:value-type="string">
            <text:p text:style-name="P24">Grid</text:p>
          </table:table-cell>
        </table:table-row>
        <table:table-row>
          <table:table-cell table:style-name="Table4.A2" office:value-type="string">
            <text:p text:style-name="P24">Method name</text:p>
          </table:table-cell>
          <table:table-cell table:style-name="Table4.B2" office:value-type="string">
            <text:p text:style-name="P15">pushRow</text:p>
          </table:table-cell>
        </table:table-row>
        <table:table-row>
          <table:table-cell table:style-name="Table4.A2" office:value-type="string">
            <text:p text:style-name="P24">Return type</text:p>
          </table:table-cell>
          <table:table-cell table:style-name="Table4.B2" office:value-type="string">
            <text:p text:style-name="P24">void</text:p>
          </table:table-cell>
        </table:table-row>
        <table:table-row>
          <table:table-cell table:style-name="Table4.A2" office:value-type="string">
            <text:p text:style-name="P24">Input arguments</text:p>
          </table:table-cell>
          <table:table-cell table:style-name="Table4.B2" office:value-type="string">
            <text:p text:style-name="P24">int speed</text:p>
          </table:table-cell>
        </table:table-row>
        <table:table-row>
          <table:table-cell table:style-name="Table4.A2" office:value-type="string">
            <text:p text:style-name="P24">Output arguments</text:p>
          </table:table-cell>
          <table:table-cell table:style-name="Table4.B2" office:value-type="string">
            <text:p text:style-name="P24">None</text:p>
          </table:table-cell>
        </table:table-row>
        <table:table-row>
          <table:table-cell table:style-name="Table4.A2" office:value-type="string">
            <text:p text:style-name="P24">Error messages</text:p>
          </table:table-cell>
          <table:table-cell table:style-name="Table4.B2" office:value-type="string">
            <text:p text:style-name="P24">None</text:p>
          </table:table-cell>
        </table:table-row>
        <table:table-row>
          <table:table-cell table:style-name="Table4.A2" office:value-type="string">
            <text:p text:style-name="P24">Files accessed</text:p>
          </table:table-cell>
          <table:table-cell table:style-name="Table4.B2" office:value-type="string">
            <text:p text:style-name="P24">None</text:p>
          </table:table-cell>
        </table:table-row>
        <table:table-row>
          <table:table-cell table:style-name="Table4.A2" office:value-type="string">
            <text:p text:style-name="P24">Files changed</text:p>
          </table:table-cell>
          <table:table-cell table:style-name="Table4.B2" office:value-type="string">
            <text:p text:style-name="P24">None</text:p>
          </table:table-cell>
        </table:table-row>
        <table:table-row>
          <table:table-cell table:style-name="Table4.A2" office:value-type="string">
            <text:p text:style-name="P24">Methods invoked</text:p>
          </table:table-cell>
          <table:table-cell table:style-name="Table4.B2" office:value-type="string">
            <text:p text:style-name="P24">Cursor::offsetY</text:p>
            <text:p text:style-name="P24">Block::offsetY</text:p>
            <text:p text:style-name="P24">cursor::shiftRow</text:p>
            <text:p text:style-name="P24">Grid::addRow</text:p>
          </table:table-cell>
        </table:table-row>
        <table:table-row>
          <table:table-cell table:style-name="Table4.A2" office:value-type="string">
            <text:p text:style-name="P24">Narrative</text:p>
          </table:table-cell>
          <table:table-cell table:style-name="Table4.B10" office:value-type="string">
            <text:p text:style-name="P24">Method pushRow updates the position of the blocks when a row needs to be pushed onto the gameplay area. The speed argument tells how fast it will push. The speed that rows are pushed gradually accels over time. The speed that rows are pushed when a user presses the push row keybinding is fixed.</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void Grid::pushRow(int speed) {</text:p>
      <text:p text:style-name="Standard"><text:tab/>pushOffset += speed;</text:p>
      <text:p text:style-name="Standard"/>
      <text:p text:style-name="Standard"><text:tab/>cursor-&gt;offsetY(-speed);</text:p>
      <text:p text:style-name="Standard"><text:tab/>foreach Block in the Grid</text:p>
      <text:p text:style-name="Standard"><text:tab/><text:tab/>blocks[i][j].offsetY(-speed);</text:p>
      <text:p text:style-name="Standard"/>
      <text:p text:style-name="Standard"><text:tab/>if (pushOffset &gt;= blockLength) {</text:p>
      <text:p text:style-name="Standard"><text:tab/><text:tab/>pushOffset %= blockLength;</text:p>
      <text:p text:style-name="Standard"><text:tab/><text:tab/>cursor.shiftRow();</text:p>
      <text:p text:style-name="Standard"><text:tab/><text:tab/>addRow();</text:p>
      <text:p text:style-name="Standard"><text:tab/>}</text:p>
      <text:p text:style-name="Standard">}</text:p>
      <text:p text:style-name="P18">3.2 Walkthrough</text:p>
      <text:p text:style-name="P9"/>
      <text:p text:style-name="P9"><text:line-break/><text:span text:style-name="T1">Spellcheck</text:span></text:p>
      <text:p text:style-name="P6">Draw arrows for your architectural design to indicate flow</text:p>
      <text:p text:style-name="P6">Other than that, it looks good.</text:p>
      <text:p text:style-name="P6"/>
      <text:p text:style-name="P6">- Brandon Hinesley</text:p>
      <text:p text:style-name="P12">3.3 Revised Design after Walkthrough</text:p>
      <text:p text:style-name="P7"/>
      <text:p text:style-name="P7">3.1.1 Component Design</text:p>
      <text:p text:style-name="P7"/>
      <text:p text:style-name="P4">CRC Cards:</text:p>
      <text:p text:style-name="P4"><draw:custom-shape text:anchor-type="paragraph" draw:z-index="13" draw:style-name="gr1" draw:text-style-name="P45" svg:width="6.8232in" svg:height="2.3016in" svg:x="0.0291in" svg:y="0.5925in"><text:p text:style-name="P43"><text:span text:style-name="T2">Class: </text:span><text:span text:style-name="T3">Triforce</text:span></text:p><text:p text:style-name="P43"><text:span text:style-name="T3"/></text:p><text:p text:style-name="P43"><text:span text:style-name="T2">Responsibility:</text:span></text:p><text:p text:style-name="P44"><text:span text:style-name="T4">Load the main menu</text:span></text:p><text:p text:style-name="P44"><text:span text:style-name="T4">Load the configuration file</text:span></text:p><text:p text:style-name="P44"><text:span text:style-name="T4">Pass control of the program based on the current state</text:span></text:p><text:p text:style-name="P44"><text:span text:style-name="T4">Set up input handlers</text:span></text:p><text:p text:style-name="P44"><text:span text:style-name="T4"/></text:p><text:p text:style-name="P43"><text:span text:style-name="T5">Collaboration</text:span><text:span text:style-name="T6">:</text:span></text:p><text:p text:style-name="P44"><text:span text:style-name="T4">Menu</text:span></text:p><text:p text:style-name="P44"><text:span text:style-name="T4">GamePlay</text:span></text:p><text:p text:style-name="P44"><text:span text:style-name="T4">Input</text:span></text:p><draw:enhanced-geometry svg:viewBox="0 0 21600 21600" draw:type="rectangle" draw:enhanced-path="M 0 0 L 21600 0 21600 21600 0 21600 0 0 Z N"/></draw:custom-shape><draw:custom-shape text:anchor-type="paragraph" draw:z-index="18" draw:style-name="gr6" draw:text-style-name="P46" svg:width="6.8898in" svg:height="2.3433in" svg:x="0.0071in" svg:y="4.2791in"><text:p text:style-name="P43"><text:span text:style-name="T5">Class: </text:span><text:span text:style-name="T7">Input</text:span></text:p><text:p text:style-name="P43"><text:span text:style-name="T3"/></text:p><text:p text:style-name="P43"><text:span text:style-name="T5">Responsibility:</text:span></text:p><text:p><text:span text:style-name="T4">Be the middle-man between supported input devices and the class that handles actions</text:span></text:p><text:p><text:span text:style-name="T4">Provide an interface for all classes to register actions based on input received and current state</text:span></text:p><text:p><text:span text:style-name="T4"/></text:p><text:p text:style-name="P43"><text:span text:style-name="T5">Collaboration:</text:span></text:p><text:p><text:span text:style-name="T4">Triforce</text:span></text:p><text:p><text:span text:style-name="T4">GamePlay</text:span></text:p><text:p><text:span text:style-name="T4">Menu</text:span></text:p><text:p><text:span text:style-name="T4">Grid</text:span></text:p><text:p><text:span text:style-name="T4">Cursor</text:span></text:p><draw:enhanced-geometry svg:viewBox="0 0 21600 21600" draw:type="rectangle" draw:enhanced-path="M 0 0 L 21600 0 21600 21600 0 21600 0 0 Z N"/></draw:custom-shape></text:p>
      <text:p text:style-name="P13"><draw:custom-shape text:anchor-type="paragraph" draw:z-index="15" draw:style-name="gr3" draw:text-style-name="P47" svg:width="6.8386in" svg:height="2.2815in" svg:x="0.0138in" svg:y="1.0547in"><text:p text:style-name="P43"><text:span text:style-name="T8">Class: </text:span><text:span text:style-name="T9">Menu</text:span></text:p><text:p text:style-name="P43"><text:span text:style-name="T9"/></text:p><text:p text:style-name="P43"><text:span text:style-name="T8">Responsibility:</text:span></text:p><text:p text:style-name="P44"><text:span text:style-name="T10">Display menu buttons</text:span></text:p><text:p text:style-name="P44"><text:span text:style-name="T10">Handle input</text:span></text:p><text:p text:style-name="P44"><text:span text:style-name="T10">Set settings</text:span></text:p><text:p text:style-name="P44"><text:span text:style-name="T10"/></text:p><text:p text:style-name="P43"><text:span text:style-name="T11">Collaboration:</text:span></text:p><text:p text:style-name="P44"><text:span text:style-name="T10">Button</text:span></text:p><text:p text:style-name="P44"><text:span text:style-name="T10">Input</text:span></text:p><text:p text:style-name="P44"><text:span text:style-name="T10">Triforce</text:span></text:p><draw:enhanced-geometry svg:viewBox="0 0 21600 21600" draw:type="rectangle" draw:enhanced-path="M 0 0 L 21600 0 21600 21600 0 21600 0 0 Z N"/></draw:custom-shape><draw:custom-shape text:anchor-type="paragraph" draw:z-index="14" draw:style-name="gr2" draw:text-style-name="P46" svg:width="6.8378in" svg:height="3.3205in" svg:x="0.0217in" svg:y="4.8035in"><text:p text:style-name="P43"><text:span text:style-name="T5">Class: </text:span><text:span text:style-name="T7">GamePlay</text:span></text:p><text:p text:style-name="P43"><text:span text:style-name="T3"/></text:p><text:p text:style-name="P43"><text:span text:style-name="T5">Responsibility:</text:span></text:p><text:p><text:span text:style-name="T4">Initialize the game</text:span></text:p><text:p><text:span text:style-name="T4">Handle input that affects GamePlay (such as pausing)</text:span></text:p><text:p><text:span text:style-name="T4">Load objects that will be displayed during the game</text:span></text:p><text:p><text:span text:style-name="T4"/></text:p><text:p text:style-name="P43"><text:span text:style-name="T5">Collaboration:</text:span></text:p><text:p><text:span text:style-name="T4">Cursor</text:span></text:p><text:p><text:span text:style-name="T4">Block</text:span></text:p><text:p><text:span text:style-name="T4">Combo</text:span></text:p><text:p><text:span text:style-name="T4">Fall</text:span></text:p><text:p><text:span text:style-name="T4">Bonus</text:span></text:p><text:p><text:span text:style-name="T4">Input</text:span></text:p><draw:enhanced-geometry svg:viewBox="0 0 21600 21600" draw:type="rectangle" draw:enhanced-path="M 0 0 L 21600 0 21600 21600 0 21600 0 0 Z N"/></draw:custom-shape></text:p>
      <text:p text:style-name="P13"><draw:custom-shape text:anchor-type="paragraph" draw:z-index="16" draw:style-name="gr4" draw:text-style-name="P48" svg:width="6.8823in" svg:height="3.6217in" svg:x="0.022in" svg:y="0.5209in"><text:p text:style-name="P43"><text:span text:style-name="T12">Class: </text:span><text:span text:style-name="T13">Grid</text:span></text:p><text:p text:style-name="P43"><text:span text:style-name="T13"/></text:p><text:p text:style-name="P43"><text:span text:style-name="T12">Responsibility:</text:span></text:p><text:p><text:span text:style-name="T14">Provide an interface to GamePlay for control the cursor</text:span></text:p><text:p><text:span text:style-name="T14">Update the Cursor's coordinates</text:span></text:p><text:p><text:span text:style-name="T14">Swap Blocks</text:span></text:p><text:p><text:span text:style-name="T14">Detect Combos</text:span></text:p><text:p><text:span text:style-name="T14">Detect Falling Events</text:span></text:p><text:p><text:span text:style-name="T14">Display Bonuses</text:span></text:p><text:p><text:span text:style-name="T14">Keep track of all events and update them for each iteration of the main loop</text:span></text:p><text:p><text:span text:style-name="T14">Call display methods for all objects that must be displayed</text:span></text:p><text:p><text:span text:style-name="T14">Calculate player's score</text:span></text:p><text:p text:style-name="P43"><text:span text:style-name="T12">Collaboration:</text:span></text:p><text:p><text:span text:style-name="T14">Cursor</text:span></text:p><text:p><text:span text:style-name="T14">Block</text:span></text:p><text:p><text:span text:style-name="T14">Combo</text:span></text:p><text:p><text:span text:style-name="T14">Fall</text:span></text:p><text:p><text:span text:style-name="T14">Bonus</text:span></text:p><text:p><text:span text:style-name="T14">Input</text:span></text:p><draw:enhanced-geometry svg:viewBox="0 0 21600 21600" draw:type="rectangle" draw:enhanced-path="M 0 0 L 21600 0 21600 21600 0 21600 0 0 Z N"/></draw:custom-shape><draw:custom-shape text:anchor-type="paragraph" draw:z-index="17" draw:style-name="gr5" draw:text-style-name="P46" svg:width="6.874in" svg:height="3.3205in" svg:x="0.0075in" svg:y="4.9047in"><text:p text:style-name="P43"><text:span text:style-name="T6">Class: </text:span><text:span text:style-name="T4">Cursor</text:span></text:p><text:p text:style-name="P43"><text:span text:style-name="T3"/></text:p><text:p text:style-name="P43"><text:span text:style-name="T6">Responsibility:</text:span></text:p><text:p><text:span text:style-name="T4">Display itself</text:span></text:p><text:p><text:span text:style-name="T4">Provide methods to move the cursor</text:span></text:p><text:p><text:span text:style-name="T4">Keep track of position</text:span></text:p><text:p><text:span text:style-name="T4"/></text:p><text:p><text:span text:style-name="T4"/></text:p><text:p text:style-name="P43"><text:span text:style-name="T6">Collaboration:</text:span></text:p><text:p><text:span text:style-name="T4">Input</text:span></text:p><text:p><text:span text:style-name="T4">Grid</text:span></text:p><draw:enhanced-geometry svg:viewBox="0 0 21600 21600" draw:type="rectangle" draw:enhanced-path="M 0 0 L 21600 0 21600 21600 0 21600 0 0 Z N"/></draw:custom-shape></text:p>
      <text:p text:style-name="P13"><draw:custom-shape text:anchor-type="paragraph" draw:z-index="19" draw:style-name="gr7" draw:text-style-name="P46" svg:width="6.8217in" svg:height="3.3205in" svg:x="0.052in" svg:y="1.05in"><text:p text:style-name="P43"><text:span text:style-name="T6">Class: </text:span><text:span text:style-name="T4">Block</text:span></text:p><text:p text:style-name="P43"><text:span text:style-name="T3"/></text:p><text:p text:style-name="P43"><text:span text:style-name="T6">Responsibility:</text:span></text:p><text:p><text:span text:style-name="T4">Display itself</text:span></text:p><text:p><text:span text:style-name="T4">Provide methods for swapping Blocks</text:span></text:p><text:p><text:span text:style-name="T4">Provide methods for falling down</text:span></text:p><text:p><text:span text:style-name="T4"/></text:p><text:p><text:span text:style-name="T4"/></text:p><text:p><text:span text:style-name="T4"/></text:p><text:p text:style-name="P43"><text:span text:style-name="T6">Collaboration:</text:span></text:p><text:p><text:span text:style-name="T4">Grid</text:span></text:p><text:p><text:span text:style-name="T4">Combo</text:span></text:p><text:p><text:span text:style-name="T4">Fall</text:span></text:p><draw:enhanced-geometry svg:viewBox="0 0 21600 21600" draw:type="rectangle" draw:enhanced-path="M 0 0 L 21600 0 21600 21600 0 21600 0 0 Z N"/></draw:custom-shape><draw:custom-shape text:anchor-type="paragraph" draw:z-index="20" draw:style-name="gr8" draw:text-style-name="P46" svg:width="6.8815in" svg:height="3.3205in" svg:x="0.0154in" svg:y="5.5in"><text:p text:style-name="P43"><text:span text:style-name="T6">Class: </text:span><text:span text:style-name="T4">Combo</text:span></text:p><text:p text:style-name="P43"><text:span text:style-name="T3"/></text:p><text:p text:style-name="P43"><text:span text:style-name="T6">Responsibility:</text:span></text:p><text:p><text:span text:style-name="T4">Provide an interface to Grid for managing combo events</text:span></text:p><text:p><text:span text:style-name="T4">Update the state of the Combo</text:span></text:p><text:p><text:span text:style-name="T4">Update the Grid's state based on the state of the Combo</text:span></text:p><text:p><text:span text:style-name="T4">Keep track of chains</text:span></text:p><text:p><text:span text:style-name="T4">Detect fall events when the combo has elapsed</text:span></text:p><text:p><text:span text:style-name="T4"/></text:p><text:p><text:span text:style-name="T4"/></text:p><text:p text:style-name="P43"><text:span text:style-name="T6">Collaboration:</text:span></text:p><text:p><text:span text:style-name="T4">Grid</text:span></text:p><text:p><text:span text:style-name="T4">Block</text:span></text:p><text:p><text:span text:style-name="T4">Fall</text:span></text:p><draw:enhanced-geometry svg:viewBox="0 0 21600 21600" draw:type="rectangle" draw:enhanced-path="M 0 0 L 21600 0 21600 21600 0 21600 0 0 Z N"/></draw:custom-shape></text:p>
      <text:p text:style-name="P13"><draw:custom-shape text:anchor-type="paragraph" draw:z-index="21" draw:style-name="gr9" draw:text-style-name="P46" svg:width="6.8815in" svg:height="3.3205in" svg:x="0.0154in" svg:y="0.6862in"><text:p text:style-name="P43"><text:span text:style-name="T6">Class: </text:span><text:span text:style-name="T4">Fall</text:span></text:p><text:p text:style-name="P43"><text:span text:style-name="T3"/></text:p><text:p text:style-name="P43"><text:span text:style-name="T6">Responsibility:</text:span></text:p><text:p><text:span text:style-name="T4">Provide an interface to Grid for managing fall events</text:span></text:p><text:p><text:span text:style-name="T4">Update the state of the fall</text:span></text:p><text:p><text:span text:style-name="T4">Manage individual FallNodes, calling their update functions for every iteration of a Fall</text:span></text:p><text:p><text:span text:style-name="T4">Keep track of chains</text:span></text:p><text:p><text:span text:style-name="T4">Detect combo events when the fall has elapsed</text:span></text:p><text:p><text:span text:style-name="T4"/></text:p><text:p><text:span text:style-name="T4"/></text:p><text:p text:style-name="P43"><text:span text:style-name="T6">Collaboration:</text:span></text:p><text:p><text:span text:style-name="T4">Grid</text:span></text:p><text:p><text:span text:style-name="T4">Block</text:span></text:p><text:p><text:span text:style-name="T4">Combo</text:span></text:p><draw:enhanced-geometry svg:viewBox="0 0 21600 21600" draw:type="rectangle" draw:enhanced-path="M 0 0 L 21600 0 21600 21600 0 21600 0 0 Z N"/></draw:custom-shape><draw:custom-shape text:anchor-type="paragraph" draw:z-index="22" draw:style-name="gr10" draw:text-style-name="P46" svg:width="6.8815in" svg:height="3.3205in" svg:x="0.0075in" svg:y="5.0535in"><text:p text:style-name="P43"><text:span text:style-name="T6">Class: </text:span><text:span text:style-name="T4">FallNode</text:span></text:p><text:p text:style-name="P43"><text:span text:style-name="T3"/></text:p><text:p text:style-name="P43"><text:span text:style-name="T6">Responsibility:</text:span></text:p><text:p><text:span text:style-name="T4">Provide an interface to Fall for managing a single list column of falling blocks</text:span></text:p><text:p><text:span text:style-name="T4">Update state of FallNode</text:span></text:p><text:p><text:span text:style-name="T4">Keep track of position and number of Blocks in the fall</text:span></text:p><text:p><text:span text:style-name="T4">Cause Blocks to fall for each iteration</text:span></text:p><text:p><text:span text:style-name="T4"/></text:p><text:p><text:span text:style-name="T4"/></text:p><text:p><text:span text:style-name="T4"/></text:p><text:p text:style-name="P43"><text:span text:style-name="T6">Collaboration:</text:span></text:p><text:p><text:span text:style-name="T4">Fall</text:span></text:p><text:p><text:span text:style-name="T4">Grid</text:span></text:p><text:p><text:span text:style-name="T4">Block</text:span></text:p><draw:enhanced-geometry svg:viewBox="0 0 21600 21600" draw:type="rectangle" draw:enhanced-path="M 0 0 L 21600 0 21600 21600 0 21600 0 0 Z N"/></draw:custom-shape></text:p>
      <text:p text:style-name="P13"><draw:custom-shape text:anchor-type="paragraph" draw:z-index="23" draw:style-name="gr11" draw:text-style-name="P46" svg:width="6.8815in" svg:height="3.2303in" svg:x="0.0075in" svg:y="1.0165in"><text:p text:style-name="P43"><text:span text:style-name="T6">Class: </text:span><text:span text:style-name="T4">HUD</text:span></text:p><text:p text:style-name="P43"><text:span text:style-name="T15"/></text:p><text:p text:style-name="P43"><text:span text:style-name="T6">Responsibility:</text:span></text:p><text:p><text:span text:style-name="T4">Display the score</text:span></text:p><text:p><text:span text:style-name="T4">Keep track of and display the time</text:span></text:p><text:p><text:span text:style-name="T15"/></text:p><text:p><text:span text:style-name="T15"/></text:p><text:p><text:span text:style-name="T15"/></text:p><text:p text:style-name="P43"><text:span text:style-name="T6">Collaboration:</text:span></text:p><text:p><text:span text:style-name="T4">GamePlay</text:span></text:p><text:p><text:span text:style-name="T4">Grid</text:span></text:p><draw:enhanced-geometry svg:viewBox="0 0 21600 21600" draw:type="rectangle" draw:enhanced-path="M 0 0 L 21600 0 21600 21600 0 21600 0 0 Z N"/></draw:custom-shape><draw:custom-shape text:anchor-type="paragraph" draw:z-index="24" draw:style-name="gr12" draw:text-style-name="P46" svg:width="6.8815in" svg:height="3.2303in" svg:x="0.0075in" svg:y="5.261in"><text:p text:style-name="P43"><text:span text:style-name="T6">Class: </text:span><text:span text:style-name="T4">Button</text:span></text:p><text:p text:style-name="P43"><text:span text:style-name="T3"/></text:p><text:p text:style-name="P43"><text:span text:style-name="T6">Responsibility:</text:span></text:p><text:p><text:span text:style-name="T4">Display itself based on current state</text:span></text:p><text:p><text:span text:style-name="T4">Register and call callback functions when pressed</text:span></text:p><text:p><text:span text:style-name="T4"/></text:p><text:p><text:span text:style-name="T4"/></text:p><text:p><text:span text:style-name="T4"/></text:p><text:p text:style-name="P43"><text:span text:style-name="T6">Collaboration:</text:span></text:p><text:p><text:span text:style-name="T4">GamePlay</text:span></text:p><text:p><text:span text:style-name="T4">Grid</text:span></text:p><draw:enhanced-geometry svg:viewBox="0 0 21600 21600" draw:type="rectangle" draw:enhanced-path="M 0 0 L 21600 0 21600 21600 0 21600 0 0 Z N"/></draw:custom-shape></text:p>
      <text:p text:style-name="P16">3.1.2 Interface Design</text:p>
      <text:p text:style-name="P8"/>
      <text:p text:style-name="P5">The currently displayed objects are controlled by the state of the game. States are defined as enums that contain all possible states. Different functions get called based on the state of the game. For example, when the game is in the Play state, the GamePlay's display() and composeFrame() are called, which call Grid's respective functions. Grid calls Block, Cursor, and Bonus display() and composeFrame() functions.</text:p>
      <text:p text:style-name="P8"/>
      <table:table table:name="Table5" table:style-name="Table5">
        <table:table-column table:style-name="Table5.A"/>
        <table:table-column table:style-name="Table5.B"/>
        <table:table-column table:style-name="Table5.C"/>
        <table:table-row>
          <table:table-cell table:style-name="Table5.A1" office:value-type="string">
            <text:p text:style-name="P25">Interface Actions</text:p>
          </table:table-cell>
          <table:table-cell table:style-name="Table5.A1" office:value-type="string">
            <text:p text:style-name="P25">Interface Objects</text:p>
          </table:table-cell>
          <table:table-cell table:style-name="Table5.C1" office:value-type="string">
            <text:p text:style-name="P25">User Actions (events)</text:p>
          </table:table-cell>
        </table:table-row>
        <table:table-row>
          <table:table-cell table:style-name="Table5.A2" office:value-type="string">
            <text:p text:style-name="P24">display()</text:p>
          </table:table-cell>
          <table:table-cell table:style-name="Table5.A2" office:value-type="string">
            <text:p text:style-name="P24">Calls display() methods for each class, starting at the base and branching out in a tree fashion. Every object that is actually displayed calls its own draw() function with the current frame as the argument.</text:p>
          </table:table-cell>
          <table:table-cell table:style-name="Table5.C2" office:value-type="string">
            <text:p text:style-name="P24">User activates a registered input binding to call display() and update the screen after the action is taken.</text:p>
          </table:table-cell>
        </table:table-row>
        <table:table-row>
          <table:table-cell table:style-name="Table5.A2" office:value-type="string">
            <text:p text:style-name="P24">composeFrame()</text:p>
          </table:table-cell>
          <table:table-cell table:style-name="Table5.A2" office:value-type="string">
            <text:p text:style-name="P24">Updates the state and coordinates of game objects based on the current state of the object. Called in a tree-like fashion, like display().</text:p>
          </table:table-cell>
          <table:table-cell table:style-name="Table5.C2" office:value-type="string">
            <text:p text:style-name="P24">none</text:p>
          </table:table-cell>
        </table:table-row>
        <table:table-row>
          <table:table-cell table:style-name="Table5.A2" office:value-type="string">
            <text:p text:style-name="P24">swapBlocks()</text:p>
          </table:table-cell>
          <table:table-cell table:style-name="Table5.A2" office:value-type="string">
            <text:p text:style-name="P24">Swaps the blocks that the cursor currently has selected and updates the display.</text:p>
          </table:table-cell>
          <table:table-cell table:style-name="Table5.C2" office:value-type="string">
            <text:p text:style-name="P24">User activates the registered input binding for swapping blocks.</text:p>
          </table:table-cell>
        </table:table-row>
        <table:table-row>
          <table:table-cell table:style-name="Table5.A2" office:value-type="string">
            <text:p text:style-name="P24">moveCursor()</text:p>
          </table:table-cell>
          <table:table-cell table:style-name="Table5.A2" office:value-type="string">
            <text:p text:style-name="P24">Moves the cursor to the requested position. The cursor must follow the mouse, but if not using the mouse it will move one block at a time.</text:p>
          </table:table-cell>
          <table:table-cell table:style-name="Table5.C2" office:value-type="string">
            <text:p text:style-name="P24">User activates the registered input binding for moving blocks. </text:p>
          </table:table-cell>
        </table:table-row>
        <table:table-row>
          <table:table-cell table:style-name="Table5.A2" office:value-type="string">
            <text:p text:style-name="P24">pushRow()</text:p>
          </table:table-cell>
          <table:table-cell table:style-name="Table5.A2" office:value-type="string">
            <text:p text:style-name="P24">Pushes a new row of blocks onto the Grid.</text:p>
          </table:table-cell>
          <table:table-cell table:style-name="Table5.C2" office:value-type="string">
            <text:p text:style-name="P24">Called while the Grid is in the Play state, or when the user activates the registered input binding for pushing new rows. When a user pushes a new row, it is pushed faster than the passive speed.</text:p>
          </table:table-cell>
        </table:table-row>
        <table:table-row>
          <table:table-cell table:style-name="Table5.A2" office:value-type="string">
            <text:p text:style-name="P24">pause()</text:p>
          </table:table-cell>
          <table:table-cell table:style-name="Table5.A2" office:value-type="string">
            <text:p text:style-name="P24">Stop calling composeFrame while the game is paused. Save the current state of the timer, then restore it when it is unpaused so that the clock does not skip ahead.</text:p>
          </table:table-cell>
          <table:table-cell table:style-name="Table5.C2" office:value-type="string">
            <text:p text:style-name="P24">User activates the input binding registered to pause the game.</text:p>
          </table:table-cell>
        </table:table-row>
        <table:table-row>
          <table:table-cell table:style-name="Table5.A2" office:value-type="string">
            <text:p text:style-name="P24">selectButton()</text:p>
          </table:table-cell>
          <table:table-cell table:style-name="Table5.A2" office:value-type="string">
            <text:p text:style-name="P24">Calls the action that is registered for an instance of a specific button</text:p>
          </table:table-cell>
          <table:table-cell table:style-name="Table5.C2" office:value-type="string">
            <text:p text:style-name="P24">User selects a button</text:p>
          </table:table-cell>
        </table:table-row>
      </table:table>
      <text:p text:style-name="P5"/>
      <text:p text:style-name="P17">3.1.3 Architectural Design</text:p>
      <text:p text:style-name="P5"/>
      <text:p text:style-name="P5"/>
      <text:p text:style-name="P5">The game's architecture is designed with high cohesion and low coupling in mind. Several classes have been created that abstract their operations. Each object that needs to be displayed has its own display function that is called by its parent class. Likewise, each object that needs a composeFrame has its own as well. Input is initially handled by the Input class, and it is passed from parent to child until it has reached the final callee. The registered key binding and the state of the game determines which action is taken.</text:p>
      <text:p text:style-name="P5"/>
      <text:p text:style-name="P5">Triforce is highest in the class hierarchy. It passes control between menus and the gameplay state. Menus control buttons. GamePlay controls Grids. A Grid represents a single player and abstracts just about everything so GamePlay does not need to know much about it.</text:p>
      <text:p text:style-name="P5"/>
      <text:p text:style-name="P5">Grid has the most responsibility when it comes to the actual gameplay itself. The objects that Grid controls do not need to interact with many other objects. Grid controls all of the game objects specific to a single player. In addition to calling display(), composeFrame(), and update() for every object that has those functions, it must detect and manage combo, fall, and bonus events. It also must push new rows onto the play area and swap blocks when a user requests it.</text:p>
      <text:p text:style-name="P5"/>
      <text:p text:style-name="P5">While Grid is responsible for controlling everything, it does allow Combo and Fall to make changes to Grid. This is needed so that Grid does not get too bloated. Grid can just pass an instance of itself to Fall and Combo so that they can abstract the operations on them. All Grid has to do is call combo.update() and fall.update() for each combo and fall event, respectively.</text:p>
      <text:p text:style-name="P14"><draw:g text:anchor-type="paragraph" draw:z-index="25" draw:style-name="gr13"><draw:custom-shape draw:style-name="gr14" draw:text-style-name="P43" svg:width="1.6232in" svg:height="0.6335in" svg:x="2.5224in" svg:y="0.4465in"><text:p text:style-name="P43">main display loo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5" draw:text-style-name="P43" svg:x1="3.3382in" svg:y1="1.0791in" svg:x2="3.3382in" svg:y2="1.6008in"><text:p/></draw:line><draw:line draw:style-name="gr16" draw:text-style-name="P43" svg:x1="2.5906in" svg:y1="2.2346in" svg:x2="1.5752in" svg:y2="2.8862in"><text:p text:style-name="P43">dasdf</text:p></draw:line><draw:custom-shape draw:style-name="gr17" draw:text-style-name="P43" svg:width="1.8496in" svg:height="0.6335in" svg:x="2.4169in" svg:y="1.6012in"><text:p text:style-name="P43">Triforce::composeFrame</text:p><text:p text:style-name="P43">Triforce::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43" svg:width="2.1012in" svg:height="0.6335in" svg:x="4.6654in" svg:y="2.8937in"><text:p text:style-name="P43">GamePlay::composeFrame()</text:p><text:p text:style-name="P43">GamePlay::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5" draw:text-style-name="P43" svg:x1="4.1098in" svg:y1="2.2346in" svg:x2="5.2209in" svg:y2="2.8937in"><text:p/></draw:line><draw:line draw:style-name="gr15" draw:text-style-name="P43" svg:x1="5.6287in" svg:y1="3.5264in" svg:x2="3.815in" svg:y2="4.1874in"><text:p/></draw:line><draw:line draw:style-name="gr15" draw:text-style-name="P43" svg:x1="0.8287in" svg:y1="3.5193in" svg:x2="0.7244in" svg:y2="4.1783in"><text:p/></draw:line><draw:line draw:style-name="gr15" draw:text-style-name="P43" svg:x1="1.8445in" svg:y1="3.5193in" svg:x2="2.0528in" svg:y2="4.2055in"><text:p/></draw:line><draw:custom-shape draw:style-name="gr18" draw:text-style-name="P43" svg:width="1.7886in" svg:height="0.6335in" svg:x="0.5508in" svg:y="2.8858in"><text:p text:style-name="P43">menu1.composeFrame()</text:p><text:p text:style-name="P43">menu1.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43" svg:width="1.3807in" svg:height="0.4512in" svg:x="-0.0484in" svg:y="4.1882in"><text:p text:style-name="P43">button1.display()</text:p><text:p text:style-name="P43">button2.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43" svg:width="1.424in" svg:height="0.4335in" svg:x="1.3752in" svg:y="4.2055in"><text:p text:style-name="P43">button2.display()</text:p><text:p text:style-name="P43">button2.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0" draw:text-style-name="P43" svg:x1="2.7134in" svg:y1="2.2346in" svg:x2="1.7236in" svg:y2="2.8862in"><text:p/></draw:line><draw:custom-shape draw:style-name="gr21" svg:width="1.3803in" svg:height="0.2524in" svg:x="1.4882in" svg:y="2.3386in"><text:p>MENU[n] State</text:p><draw:enhanced-geometry svg:viewBox="0 0 21600 21600" draw:type="rectangle" draw:enhanced-path="M 0 0 L 21600 0 21600 21600 0 21600 0 0 Z N"/></draw:custom-shape><draw:line draw:style-name="gr20" draw:text-style-name="P43" svg:x1="4.015in" svg:y1="2.2346in" svg:x2="5.0311in" svg:y2="2.8937in"><text:p/></draw:line><draw:custom-shape draw:style-name="gr21" svg:width="0.9894in" svg:height="0.2606in" svg:x="3.9535in" svg:y="2.3303in"><text:p>PLAY State</text:p><draw:enhanced-geometry svg:viewBox="0 0 21600 21600" draw:type="rectangle" draw:enhanced-path="M 0 0 L 21600 0 21600 21600 0 21600 0 0 Z N"/></draw:custom-shape><draw:custom-shape draw:style-name="gr22" draw:text-style-name="P43" svg:width="1.7803in" svg:height="0.4512in" svg:x="4.8823in" svg:y="4.1882in"><text:p text:style-name="P43">hud.composeFrame()</text:p><text:p text:style-name="P43">hud.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5" draw:text-style-name="P43" svg:x1="5.898in" svg:y1="3.5264in" svg:x2="5.889in" svg:y2="4.1874in"><text:p/></draw:line><draw:line draw:style-name="gr15" draw:text-style-name="P43" svg:x1="3.702in" svg:y1="4.761in" svg:x2="0.9854in" svg:y2="5.4555in"><text:p/></draw:line><draw:custom-shape draw:style-name="gr23" draw:text-style-name="P43" svg:width="1.7803in" svg:height="0.5988in" svg:x="0.0642in" svg:y="5.4555in"><text:p text:style-name="P43">cursor.composeFrame()</text:p><text:p text:style-name="P43">cursor.display()</text:p><text:p text:style-name="P43">cursor.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 draw:text-style-name="P43" svg:width="1.6579in" svg:height="0.6598in" svg:x="0.6551in" svg:y="6.4622in"><text:p text:style-name="P43">foreach Block: </text:p><text:p text:style-name="P43">block.composeFrame()</text:p><text:p text:style-name="P43">block.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5" draw:text-style-name="P43" svg:x1="3.7626in" svg:y1="4.761in" svg:x2="1.4445in" svg:y2="6.4626in"><text:p/></draw:line><draw:line draw:style-name="gr15" draw:text-style-name="P43" svg:x1="3.7634in" svg:y1="4.761in" svg:x2="2.6177in" svg:y2="8.0256in"><text:p/></draw:line><draw:rect draw:style-name="gr24" draw:text-style-name="P43" svg:width="1.3807in" svg:height="0.4425in" svg:x="1.8697in" svg:y="8.0256in"><text:p text:style-name="P43">foreach Combo:</text:p><text:p text:style-name="P43">combo.update()</text:p></draw:rect><draw:rect draw:style-name="gr24" draw:text-style-name="P43" svg:width="1.3807in" svg:height="0.4425in" svg:x="4.0496in" svg:y="7.3563in"><text:p text:style-name="P43">foreach Fall:</text:p><text:p text:style-name="P43">fall.update()</text:p></draw:rect><draw:line draw:style-name="gr15" draw:text-style-name="P43" svg:x1="3.815in" svg:y1="4.761in" svg:x2="5.9331in" svg:y2="5.6472in"><text:p/></draw:line><draw:line draw:style-name="gr15" draw:text-style-name="P43" svg:x1="3.815in" svg:y1="4.761in" svg:x2="4.7177in" svg:y2="7.3563in"><text:p/></draw:line><draw:rect draw:style-name="gr24" draw:text-style-name="P43" svg:width="1.3807in" svg:height="0.6689in" svg:x="5.3335in" svg:y="5.6472in"><text:p text:style-name="P43">foreach Bonus:</text:p><text:p text:style-name="P43">bonus.update()</text:p><text:p text:style-name="P43">bonus.display()</text:p></draw:rect><draw:custom-shape draw:style-name="gr22" draw:text-style-name="P43" svg:width="1.7803in" svg:height="0.6949in" svg:x="2.8854in" svg:y="4.0665in"><text:p text:style-name="P43">grid1.composeFrame()</text:p><text:p text:style-name="P43">grid1.display()</text:p><text:p text:style-name="P43">grid1.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5" draw:text-style-name="P43" svg:width="1.4496in" svg:height="0.5295in" svg:x="5.0732in" svg:y="1.4102in"><text:p text:style-name="P43">Input::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6" draw:text-style-name="P43" svg:width="1.198in" svg:height="0.8677in" svg:x="5.1953in" svg:y="0.1429in"><text:p text:style-name="P43">Input</text:p><text:p text:style-name="P43">Event</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0" draw:text-style-name="P43" svg:x1="5.7768in" svg:y1="1.0102in" svg:x2="5.7768in" svg:y2="1.4102in"><text:p/></draw:line><draw:line draw:style-name="gr20" draw:text-style-name="P43" svg:x1="5.0732in" svg:y1="1.7909in" svg:x2="4.2661in" svg:y2="1.9382in"><text:p/></draw:line><draw:line draw:style-name="gr20" draw:text-style-name="P43" svg:x1="1.7236in" svg:y1="3.5193in" svg:x2="1.9319in" svg:y2="4.2055in"><text:p/></draw:line><draw:line draw:style-name="gr20" draw:text-style-name="P43" svg:x1="0.9339in" svg:y1="3.5193in" svg:x2="0.8295in" svg:y2="4.1783in"><text:p/></draw:line><draw:line draw:style-name="gr20" draw:text-style-name="P43" svg:x1="5.4201in" svg:y1="3.5264in" svg:x2="3.9535in" svg:y2="4.0661in"><text:p/></draw:line><draw:line draw:style-name="gr20" draw:text-style-name="P43" svg:x1="3.702in" svg:y1="4.761in" svg:x2="1.3236in" svg:y2="5.4555in"><text:p/></draw:line><draw:line draw:style-name="gr15" draw:text-style-name="P43" svg:x1="4.7531in" svg:y1="7.7984in" svg:x2="4.7531in" svg:y2="8.1201in"><text:p/></draw:line><draw:rect draw:style-name="gr27" draw:text-style-name="P43" svg:width="1.3807in" svg:height="0.4425in" svg:x="4.1189in" svg:y="8.1201in"><text:p text:style-name="P43">foreach FallNode:</text:p><text:p text:style-name="P43">fallNode.update()</text:p></draw:rect></draw:g></text:p>
      <text:p text:style-name="P5"/>
      <text:p text:style-name="P5"><draw:frame text:anchor-type="paragraph" draw:z-index="26" draw:style-name="gr28" svg:width="1.5197in" svg:height="0.4862in" svg:x="0.55in" svg:y="0.3799in"><draw:text-box><text:p>Note: All relationships point down.</text:p></draw:text-box></draw:frame></text:p>
      <text:p text:style-name="P18">3.1.4 Detailed Class Design</text:p>
      <text:p text:style-name="P10"/>
      <text:p text:style-name="P6">I will cover the most complex and vital algorithms, since the game contains too many methods to document them all. The core functions of the game play are to detect combos and falling blocks, as well as </text:p>
      <text:p text:style-name="P10"/>
      <table:table table:name="Table6" table:style-name="Table6">
        <table:table-column table:style-name="Table6.A"/>
        <table:table-column table:style-name="Table6.B"/>
        <table:table-row>
          <table:table-cell table:style-name="Table6.A1" office:value-type="string">
            <text:p text:style-name="P24">Class name</text:p>
          </table:table-cell>
          <table:table-cell table:style-name="Table6.A1" office:value-type="string">
            <text:p text:style-name="P24">Grid</text:p>
          </table:table-cell>
        </table:table-row>
        <table:table-row>
          <table:table-cell table:style-name="Table6.A2" office:value-type="string">
            <text:p text:style-name="P24">Method name</text:p>
          </table:table-cell>
          <table:table-cell table:style-name="Table6.B2" office:value-type="string">
            <text:p text:style-name="P24">detectCombo</text:p>
          </table:table-cell>
        </table:table-row>
        <table:table-row>
          <table:table-cell table:style-name="Table6.A2" office:value-type="string">
            <text:p text:style-name="P24">Return type</text:p>
          </table:table-cell>
          <table:table-cell table:style-name="Table6.B2" office:value-type="string">
            <text:p text:style-name="P24">int</text:p>
          </table:table-cell>
        </table:table-row>
        <table:table-row>
          <table:table-cell table:style-name="Table6.A2" office:value-type="string">
            <text:p text:style-name="P24">Input arguments</text:p>
          </table:table-cell>
          <table:table-cell table:style-name="Table6.B2" office:value-type="string">
            <text:p text:style-name="P24">Cell &amp; cell, int chains</text:p>
          </table:table-cell>
        </table:table-row>
        <table:table-row>
          <table:table-cell table:style-name="Table6.A2" office:value-type="string">
            <text:p text:style-name="P24">Output arguments</text:p>
          </table:table-cell>
          <table:table-cell table:style-name="Table6.B2" office:value-type="string">
            <text:p text:style-name="P24">None</text:p>
          </table:table-cell>
        </table:table-row>
        <table:table-row>
          <table:table-cell table:style-name="Table6.A2" office:value-type="string">
            <text:p text:style-name="P24">Error messages</text:p>
          </table:table-cell>
          <table:table-cell table:style-name="Table6.B2" office:value-type="string">
            <text:p text:style-name="P24">None</text:p>
          </table:table-cell>
        </table:table-row>
        <table:table-row>
          <table:table-cell table:style-name="Table6.A2" office:value-type="string">
            <text:p text:style-name="P24">Files accessed</text:p>
          </table:table-cell>
          <table:table-cell table:style-name="Table6.B2" office:value-type="string">
            <text:p text:style-name="P24">None</text:p>
          </table:table-cell>
        </table:table-row>
        <table:table-row>
          <table:table-cell table:style-name="Table6.A2" office:value-type="string">
            <text:p text:style-name="P24">Files changed</text:p>
          </table:table-cell>
          <table:table-cell table:style-name="Table6.B2" office:value-type="string">
            <text:p text:style-name="P24">None</text:p>
          </table:table-cell>
        </table:table-row>
        <table:table-row>
          <table:table-cell table:style-name="Table6.A2" office:value-type="string">
            <text:p text:style-name="P24">Methods invoked</text:p>
          </table:table-cell>
          <table:table-cell table:style-name="Table6.B2" office:value-type="string">
            <text:p text:style-name="P24">directional match detection methods</text:p>
            <text:p text:style-name="P24">Combo::Combo</text:p>
            <text:p text:style-name="P24">Combo::changeState</text:p>
            <text:p text:style-name="P24">Combo::init</text:p>
          </table:table-cell>
        </table:table-row>
        <table:table-row>
          <table:table-cell table:style-name="Table6.A2" office:value-type="string">
            <text:p text:style-name="P24">Narrative</text:p>
          </table:table-cell>
          <table:table-cell table:style-name="Table6.B2" office:value-type="string">
            <text:p text:style-name="P24">Method detectCombo takes a pair of coordinates in a Cell class, and the number of chains from the last fall (if any), and detects if a combo occurred at that point.</text:p>
          </table:table-cell>
        </table:table-row>
      </table:table>
      <text:p text:style-name="P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int Grid::detectCombo(Cell &amp;cell, int chains) {</text:p>
      <text:p text:style-name="P11"><text:tab/>Combo combo(chains);</text:p>
      <text:p text:style-name="P11"/>
      <text:p text:style-name="P11"><text:tab/>detect left and right matches from given cell (horizontal match)</text:p>
      <text:p text:style-name="P11"/>
      <text:p text:style-name="P11"><text:tab/>if (horizontal match &gt;= minimum combo size) {</text:p>
      <text:p text:style-name="P11"><text:tab/><text:tab/>Store left and right coordinates in the combo object</text:p>
      <text:p text:style-name="P11"/>
      <text:p text:style-name="P11"><text:tab/><text:tab/>for each coordinate, horizontally from left to right {</text:p>
      <text:p text:style-name="P11"><text:tab/><text:tab/><text:tab/>detect down and up matches (vertical match)</text:p>
      <text:p text:style-name="P11"/>
      <text:p text:style-name="P11"><text:tab/><text:tab/><text:tab/>if (vertical match &gt;= minimum combo size) {</text:p>
      <text:p text:style-name="P11"><text:tab/><text:tab/><text:tab/><text:tab/>store up and down coordinates in combo</text:p>
      <text:p text:style-name="P11"/>
      <text:p text:style-name="P11"><text:tab/><text:tab/><text:tab/><text:tab/>set combo state to MULTI</text:p>
      <text:p text:style-name="P11"><text:tab/><text:tab/><text:tab/><text:tab/>goto initCombo;</text:p>
      <text:p text:style-name="P11"><text:tab/><text:tab/><text:tab/>}</text:p>
      <text:p text:style-name="P11"><text:tab/><text:tab/>}</text:p>
      <text:p text:style-name="P11"/>
      <text:p text:style-name="P11"><text:tab/><text:tab/>set combo state to HORIZONTAL</text:p>
      <text:p text:style-name="P11"><text:tab/><text:tab/>goto initCombo;</text:p>
      <text:p text:style-name="P11"><text:tab/>}</text:p>
      <text:p text:style-name="P11"><text:tab/>else {</text:p>
      <text:p text:style-name="P11"><text:tab/><text:tab/>detect down and up matches from given cell (vertical match)</text:p>
      <text:p text:style-name="P11"/>
      <text:p text:style-name="P11"><text:tab/><text:tab/>if (vertical match &gt;= minimum combo size) {</text:p>
      <text:p text:style-name="P11"><text:tab/><text:tab/><text:tab/>store up and down coordinates in combo</text:p>
      <text:p text:style-name="P11"/>
      <text:p text:style-name="P11"><text:tab/><text:tab/><text:tab/>for each coordinate, vertically from bottom to top {</text:p>
      <text:p text:style-name="P11"><text:tab/><text:tab/><text:tab/><text:tab/>detect horizontal matches from each coordinate (horizontal combo)</text:p>
      <text:p text:style-name="P11"/>
      <text:p text:style-name="P11"><text:tab/><text:tab/><text:tab/><text:tab/>if (horizontal match &gt;= minimum combo size) {</text:p>
      <text:p text:style-name="P11"><text:tab/><text:tab/><text:tab/><text:tab/><text:tab/>store left and right coordinates in combo</text:p>
      <text:p text:style-name="P11"/>
      <text:p text:style-name="P11"><text:tab/><text:tab/><text:tab/><text:tab/><text:tab/>set combo state to MULTI</text:p>
      <text:p text:style-name="P11"><text:tab/><text:tab/><text:tab/><text:tab/><text:tab/>goto initCombo;</text:p>
      <text:p text:style-name="P11"><text:tab/><text:tab/><text:tab/><text:tab/>} </text:p>
      <text:p text:style-name="P11"><text:tab/><text:tab/><text:tab/>}</text:p>
      <text:p text:style-name="P11"/>
      <text:p text:style-name="P11"><text:tab/><text:tab/><text:tab/>set combo state to VERT</text:p>
      <text:p text:style-name="P11"><text:tab/><text:tab/><text:tab/>goto initCombo;</text:p>
      <text:p text:style-name="P11"><text:tab/><text:tab/>}</text:p>
      <text:p text:style-name="P11"><text:tab/><text:tab/>else {</text:p>
      <text:p text:style-name="P11"><text:tab/><text:tab/><text:tab/>set combo state to NONE</text:p>
      <text:p text:style-name="P11"><text:tab/><text:tab/><text:tab/>return 0;</text:p>
      <text:p text:style-name="P11"><text:tab/><text:tab/>}</text:p>
      <text:p text:style-name="P11"><text:tab/>}</text:p>
      <text:p text:style-name="P11"/>
      <text:p text:style-name="P11"><text:tab/>initCombo: // goto label for cleaner code. all valid combos will go here.</text:p>
      <text:p text:style-name="P11"/>
      <text:p text:style-name="P11"><text:tab/>if (combo's chain count &gt;= minimum displayable chain) </text:p>
      <text:p text:style-name="P11"><text:tab/><text:tab/>push a new Bonus onto the bonuses list, passing the # of chains and bonus type as CHAIN</text:p>
      <text:p text:style-name="P11"/>
      <text:p text:style-name="P11"><text:tab/>initialize the combo</text:p>
      <text:p text:style-name="P11"><text:soft-page-break/><text:tab/>push combo back onto list of combo events</text:p>
      <text:p text:style-name="P11"><text:tab/>return number of blocks in combo;</text:p>
      <text:p text:style-name="P11">}</text:p>
      <text:p text:style-name="P11"/>
      <text:p text:style-name="P11"/>
      <text:p text:style-name="P11"/>
      <text:p text:style-name="P11"/>
      <text:p text:style-name="P11"/>
      <table:table table:name="Table7" table:style-name="Table7">
        <table:table-column table:style-name="Table7.A"/>
        <table:table-column table:style-name="Table7.B"/>
        <table:table-row>
          <table:table-cell table:style-name="Table7.A1" office:value-type="string">
            <text:p text:style-name="P24">Class name</text:p>
          </table:table-cell>
          <table:table-cell table:style-name="Table7.A1" office:value-type="string">
            <text:p text:style-name="P24">Grid</text:p>
          </table:table-cell>
        </table:table-row>
        <table:table-row>
          <table:table-cell table:style-name="Table7.A2" office:value-type="string">
            <text:p text:style-name="P24">Method name</text:p>
          </table:table-cell>
          <table:table-cell table:style-name="Table7.B2" office:value-type="string">
            <text:p text:style-name="P24">detectFall</text:p>
          </table:table-cell>
        </table:table-row>
        <table:table-row>
          <table:table-cell table:style-name="Table7.A2" office:value-type="string">
            <text:p text:style-name="P24">Return type</text:p>
          </table:table-cell>
          <table:table-cell table:style-name="Table7.B2" office:value-type="string">
            <text:p text:style-name="P24">bool</text:p>
          </table:table-cell>
        </table:table-row>
        <table:table-row>
          <table:table-cell table:style-name="Table7.A2" office:value-type="string">
            <text:p text:style-name="P24">Input arguments</text:p>
          </table:table-cell>
          <table:table-cell table:style-name="Table7.B2" office:value-type="string">
            <text:p text:style-name="P24">int row, int col, bool initialize</text:p>
          </table:table-cell>
        </table:table-row>
        <table:table-row>
          <table:table-cell table:style-name="Table7.A2" office:value-type="string">
            <text:p text:style-name="P24">Output arguments</text:p>
          </table:table-cell>
          <table:table-cell table:style-name="Table7.B2" office:value-type="string">
            <text:p text:style-name="P24">None</text:p>
          </table:table-cell>
        </table:table-row>
        <table:table-row>
          <table:table-cell table:style-name="Table7.A2" office:value-type="string">
            <text:p text:style-name="P24">Error messages</text:p>
          </table:table-cell>
          <table:table-cell table:style-name="Table7.B2" office:value-type="string">
            <text:p text:style-name="P24">None</text:p>
          </table:table-cell>
        </table:table-row>
        <table:table-row>
          <table:table-cell table:style-name="Table7.A2" office:value-type="string">
            <text:p text:style-name="P24">Files accessed</text:p>
          </table:table-cell>
          <table:table-cell table:style-name="Table7.B2" office:value-type="string">
            <text:p text:style-name="P24">None</text:p>
          </table:table-cell>
        </table:table-row>
        <table:table-row>
          <table:table-cell table:style-name="Table7.A2" office:value-type="string">
            <text:p text:style-name="P24">Files changed</text:p>
          </table:table-cell>
          <table:table-cell table:style-name="Table7.B2" office:value-type="string">
            <text:p text:style-name="P24">None</text:p>
          </table:table-cell>
        </table:table-row>
        <table:table-row>
          <table:table-cell table:style-name="Table7.A2" office:value-type="string">
            <text:p text:style-name="P24">Methods invoked</text:p>
          </table:table-cell>
          <table:table-cell table:style-name="Table7.B2" office:value-type="string">
            <text:p text:style-name="P24">Block::getState</text:p>
            <text:p text:style-name="P24">Combo::getState</text:p>
            <text:p text:style-name="P24">Fall::Fall</text:p>
          </table:table-cell>
        </table:table-row>
        <table:table-row>
          <table:table-cell table:style-name="Table7.A2" office:value-type="string">
            <text:p text:style-name="P24">Narrative</text:p>
          </table:table-cell>
          <table:table-cell table:style-name="Table7.B2" office:value-type="string">
            <text:p text:style-name="P24">Method detectCombo takes a pair of coordinates in a Cell class, and the number of chains from the last fall (if any), and detects if a combo occurred at that point.</text:p>
          </table:table-cell>
        </table:table-row>
      </table:table>
      <text:p text:style-name="P11"/>
      <text:p text:style-name="P11"/>
      <text:p text:style-name="P11"/>
      <text:p text:style-name="P11">bool Grid::detectFall(int row, int col, bool initialize) {</text:p>
      <text:p text:style-name="P11"><text:tab/>if row &gt; maximum row or row &lt; 0</text:p>
      <text:p text:style-name="P11"><text:tab/><text:tab/>return false;</text:p>
      <text:p text:style-name="P11"/>
      <text:p text:style-name="P11"><text:tab/>Block::gameState midState, downState;</text:p>
      <text:p text:style-name="P11"><text:tab/>downState = blocks[r-1][c].getState();</text:p>
      <text:p text:style-name="P11"><text:tab/>midState = blocks[r][c].getState();</text:p>
      <text:p text:style-name="P11"><text:tab/></text:p>
      <text:p text:style-name="P11"><text:tab/>if (downstate is DISABLED or FALL and midstate is ENABLED) {</text:p>
      <text:p text:style-name="P11"><text:tab/><text:tab/>if (initialize) {</text:p>
      <text:p text:style-name="P11"><text:tab/><text:tab/><text:tab/>Fall fall(FallNode(r, c));</text:p>
      <text:p text:style-name="P11"><text:tab/><text:tab/><text:tab/>initialize fall</text:p>
      <text:p text:style-name="P11"><text:tab/><text:tab/><text:tab/>push fall onto fallEvents list</text:p>
      <text:p text:style-name="P11"><text:tab/><text:tab/>}</text:p>
      <text:p text:style-name="P11"><text:tab/><text:tab/>return true;</text:p>
      <text:p text:style-name="P11"><text:tab/>}</text:p>
      <text:p text:style-name="P11"><text:tab/>else return false;</text:p>
      <text:p text:style-name="P11">}</text:p>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Standard"/>
      <text:p text:style-name="Standard"/>
      <text:p text:style-name="Standard"/>
      <table:table table:name="Table8" table:style-name="Table8">
        <table:table-column table:style-name="Table8.A"/>
        <table:table-column table:style-name="Table8.B"/>
        <table:table-row>
          <table:table-cell table:style-name="Table8.A1" office:value-type="string">
            <text:p text:style-name="P24">Class name</text:p>
          </table:table-cell>
          <table:table-cell table:style-name="Table8.A1" office:value-type="string">
            <text:p text:style-name="P24">Grid</text:p>
          </table:table-cell>
        </table:table-row>
        <table:table-row>
          <table:table-cell table:style-name="Table8.A2" office:value-type="string">
            <text:p text:style-name="P24">Method name</text:p>
          </table:table-cell>
          <table:table-cell table:style-name="Table8.B2" office:value-type="string">
            <text:p text:style-name="P24">detectFall</text:p>
          </table:table-cell>
        </table:table-row>
        <table:table-row>
          <table:table-cell table:style-name="Table8.A2" office:value-type="string">
            <text:p text:style-name="P24">Return type</text:p>
          </table:table-cell>
          <table:table-cell table:style-name="Table8.B2" office:value-type="string">
            <text:p text:style-name="P24">bool</text:p>
          </table:table-cell>
        </table:table-row>
        <table:table-row>
          <table:table-cell table:style-name="Table8.A2" office:value-type="string">
            <text:p text:style-name="P24">Input arguments</text:p>
          </table:table-cell>
          <table:table-cell table:style-name="Table8.B2" office:value-type="string">
            <text:p text:style-name="P24">Combo &amp;</text:p>
          </table:table-cell>
        </table:table-row>
        <table:table-row>
          <table:table-cell table:style-name="Table8.A2" office:value-type="string">
            <text:p text:style-name="P24">Output arguments</text:p>
          </table:table-cell>
          <table:table-cell table:style-name="Table8.B2" office:value-type="string">
            <text:p text:style-name="P24">None</text:p>
          </table:table-cell>
        </table:table-row>
        <table:table-row>
          <table:table-cell table:style-name="Table8.A2" office:value-type="string">
            <text:p text:style-name="P24">Error messages</text:p>
          </table:table-cell>
          <table:table-cell table:style-name="Table8.B2" office:value-type="string">
            <text:p text:style-name="P24">None</text:p>
          </table:table-cell>
        </table:table-row>
        <table:table-row>
          <table:table-cell table:style-name="Table8.A2" office:value-type="string">
            <text:p text:style-name="P24">Files accessed</text:p>
          </table:table-cell>
          <table:table-cell table:style-name="Table8.B2" office:value-type="string">
            <text:p text:style-name="P24">None</text:p>
          </table:table-cell>
        </table:table-row>
        <table:table-row>
          <table:table-cell table:style-name="Table8.A2" office:value-type="string">
            <text:p text:style-name="P24">Files changed</text:p>
          </table:table-cell>
          <table:table-cell table:style-name="Table8.B2" office:value-type="string">
            <text:p text:style-name="P24">None</text:p>
          </table:table-cell>
        </table:table-row>
        <table:table-row>
          <table:table-cell table:style-name="Table8.A2" office:value-type="string">
            <text:p text:style-name="P24">Methods invoked</text:p>
          </table:table-cell>
          <table:table-cell table:style-name="Table8.B2" office:value-type="string">
            <text:p text:style-name="P24">Block::getState</text:p>
            <text:p text:style-name="P24">Combo::getState</text:p>
            <text:p text:style-name="P24">Fall::Fall</text:p>
          </table:table-cell>
        </table:table-row>
        <table:table-row>
          <table:table-cell table:style-name="Table8.A2" office:value-type="string">
            <text:p text:style-name="P24">Narrative</text:p>
          </table:table-cell>
          <table:table-cell table:style-name="Table8.B10" office:value-type="string">
            <text:p text:style-name="P24">Method detectCombo takes a pair of coordinates in a Cell class, and the number of chains from the last fall (if any), and detects if a combo occurred at that point.</text:p>
          </table:table-cell>
        </table:table-row>
      </table:table>
      <text:p text:style-name="P19">bool Grid::detectFall(const Combo &amp;combo) {</text:p>
      <text:p text:style-name="P11"><text:tab/>Fall fall(combo.chainCount())</text:p>
      <text:p text:style-name="P11"/>
      <text:p text:style-name="P11"><text:tab/>foreach (coordinate in the combo) {</text:p>
      <text:p text:style-name="P11"><text:tab/><text:tab/>if (detectFall(row, col, false)) {</text:p>
      <text:p text:style-name="P11"><text:tab/><text:tab/><text:tab/>set the fall type based on the combo type</text:p>
      <text:p text:style-name="P11"><text:tab/><text:tab/><text:tab/>push FallNode onto Fall</text:p>
      <text:p text:style-name="P11"><text:tab/><text:tab/>}</text:p>
      <text:p text:style-name="P11"><text:tab/>}</text:p>
      <text:p text:style-name="P11"/>
      <text:p text:style-name="P11"><text:tab/>if (there was a fall) {<text:tab/><text:tab/><text:tab/></text:p>
      <text:p text:style-name="P11"><text:tab/><text:tab/>fall.possibleChain = true;</text:p>
      <text:p text:style-name="P11"><text:tab/><text:tab/>initialize fall</text:p>
      <text:p text:style-name="P11"><text:tab/><text:tab/>push fall onto list of Fall events</text:p>
      <text:p text:style-name="P11"><text:tab/><text:tab/>return true;</text:p>
      <text:p text:style-name="P11"><text:tab/>}</text:p>
      <text:p text:style-name="P11"><text:tab/>else return false</text:p>
      <text:p text:style-name="P11">}</text:p>
      <text:p text:style-name="P19"/>
      <text:p text:style-name="P11"/>
      <table:table table:name="Table9" table:style-name="Table9">
        <table:table-column table:style-name="Table9.A"/>
        <table:table-column table:style-name="Table9.B"/>
        <table:table-row>
          <table:table-cell table:style-name="Table9.A1" office:value-type="string">
            <text:p text:style-name="P24">Class name</text:p>
          </table:table-cell>
          <table:table-cell table:style-name="Table9.A1" office:value-type="string">
            <text:p text:style-name="P24">Grid</text:p>
          </table:table-cell>
        </table:table-row>
        <table:table-row>
          <table:table-cell table:style-name="Table9.A2" office:value-type="string">
            <text:p text:style-name="P24">Method name</text:p>
          </table:table-cell>
          <table:table-cell table:style-name="Table9.B2" office:value-type="string">
            <text:p text:style-name="P15">pushRow</text:p>
          </table:table-cell>
        </table:table-row>
        <table:table-row>
          <table:table-cell table:style-name="Table9.A2" office:value-type="string">
            <text:p text:style-name="P24">Return type</text:p>
          </table:table-cell>
          <table:table-cell table:style-name="Table9.B2" office:value-type="string">
            <text:p text:style-name="P24">void</text:p>
          </table:table-cell>
        </table:table-row>
        <table:table-row>
          <table:table-cell table:style-name="Table9.A2" office:value-type="string">
            <text:p text:style-name="P24">Input arguments</text:p>
          </table:table-cell>
          <table:table-cell table:style-name="Table9.B2" office:value-type="string">
            <text:p text:style-name="P24">int speed</text:p>
          </table:table-cell>
        </table:table-row>
        <table:table-row>
          <table:table-cell table:style-name="Table9.A2" office:value-type="string">
            <text:p text:style-name="P24">Output arguments</text:p>
          </table:table-cell>
          <table:table-cell table:style-name="Table9.B2" office:value-type="string">
            <text:p text:style-name="P24">None</text:p>
          </table:table-cell>
        </table:table-row>
        <table:table-row>
          <table:table-cell table:style-name="Table9.A2" office:value-type="string">
            <text:p text:style-name="P24">Error messages</text:p>
          </table:table-cell>
          <table:table-cell table:style-name="Table9.B2" office:value-type="string">
            <text:p text:style-name="P24">None</text:p>
          </table:table-cell>
        </table:table-row>
        <table:table-row>
          <table:table-cell table:style-name="Table9.A2" office:value-type="string">
            <text:p text:style-name="P24">Files accessed</text:p>
          </table:table-cell>
          <table:table-cell table:style-name="Table9.B2" office:value-type="string">
            <text:p text:style-name="P24">None</text:p>
          </table:table-cell>
        </table:table-row>
        <table:table-row>
          <table:table-cell table:style-name="Table9.A2" office:value-type="string">
            <text:p text:style-name="P24">Files changed</text:p>
          </table:table-cell>
          <table:table-cell table:style-name="Table9.B2" office:value-type="string">
            <text:p text:style-name="P24">None</text:p>
          </table:table-cell>
        </table:table-row>
        <table:table-row>
          <table:table-cell table:style-name="Table9.A2" office:value-type="string">
            <text:p text:style-name="P24">Methods invoked</text:p>
          </table:table-cell>
          <table:table-cell table:style-name="Table9.B2" office:value-type="string">
            <text:p text:style-name="P24">Cursor::offsetY</text:p>
            <text:p text:style-name="P24">Block::offsetY</text:p>
            <text:p text:style-name="P24">cursor::shiftRow</text:p>
            <text:p text:style-name="P24">Grid::addRow</text:p>
          </table:table-cell>
        </table:table-row>
        <table:table-row>
          <table:table-cell table:style-name="Table9.A2" office:value-type="string">
            <text:p text:style-name="P24">Narrative</text:p>
          </table:table-cell>
          <table:table-cell table:style-name="Table9.B10" office:value-type="string">
            <text:p text:style-name="P24">Method pushRow updates the position of the blocks when a row needs to be pushed onto the gameplay area. The speed argument tells how fast it will push. The speed that rows are pushed gradually accels over time. The speed that rows are pushed when a user presses the push row keybinding is fixed.</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void Grid::pushRow(int speed) {</text:p>
      <text:p text:style-name="Standard"><text:tab/>pushOffset += speed;</text:p>
      <text:p text:style-name="Standard"/>
      <text:p text:style-name="Standard"><text:tab/>cursor-&gt;offsetY(-speed);</text:p>
      <text:p text:style-name="Standard"><text:tab/>foreach Block in the Grid</text:p>
      <text:p text:style-name="Standard"><text:tab/><text:tab/>blocks[i][j].offsetY(-speed);</text:p>
      <text:p text:style-name="Standard"/>
      <text:p text:style-name="Standard"><text:tab/>if (pushOffset &gt;= blockLength) {</text:p>
      <text:p text:style-name="Standard"><text:tab/><text:tab/>pushOffset %= blockLength;</text:p>
      <text:p text:style-name="Standard"><text:tab/><text:tab/>cursor.shiftRow();</text:p>
      <text:p text:style-name="Standard"><text:tab/><text:tab/>addRow();</text:p>
      <text:p text:style-name="Standard"><text:tab/>}</text:p>
      <text:p text:style-name="P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Reference Sans Serif" svg:font-family="'MS Reference Sans Serif'"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Linen" xlink:href="Pictures/100000000000005E0000005EABCB7412.png" xlink:type="simple" xlink:show="embed" xlink:actuate="onLoad"/>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9</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0T14:35:49.96</meta:creation-date>
    <dc:date>2012-05-22T02:31:31.54</dc:date>
    <meta:editing-duration>PT7H42M17S</meta:editing-duration>
    <meta:editing-cycles>45</meta:editing-cycles>
    <meta:generator>LibreOffice/3.4$Win32 LibreOffice_project/340m1$Build-302</meta:generator>
    <meta:document-statistic meta:table-count="10" meta:image-count="0" meta:object-count="0" meta:page-count="33" meta:paragraph-count="445" meta:word-count="2694" meta:character-count="16421" meta:non-whitespace-character-count="13827"/>
  </office:meta>
</office:document-meta>
</file>